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mazon Ember" svg:font-family="'Amazon Ember', Arial, sans-serif"/>
    <style:font-face style:name="Arial" svg:font-family="Arial, Tahoma, Helvetica, FreeSans, sans-serif"/>
    <style:font-face style:name="Monospace" svg:font-family="Monospace"/>
    <style:font-face style:name="apple-system" svg:font-family="apple-system, BlinkMacSystemFont, Arial, sans-serif"/>
    <style:font-face style:name="FreeSans1" svg:font-family="FreeSans" style:font-family-generic="swiss"/>
    <style:font-face style:name="Noto Mono" svg:font-family="'Noto Mono'"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ru" fo:country="RU" officeooo:rsid="00138bbc" officeooo:paragraph-rsid="00138bbc"/>
    </style:style>
    <style:style style:name="P2" style:family="paragraph" style:parent-style-name="Standard">
      <style:text-properties style:font-name="Noto Mono" fo:font-size="10pt" fo:language="ru" fo:country="RU" officeooo:rsid="0011e585" officeooo:paragraph-rsid="0011e585" style:font-size-asian="10pt" style:font-size-complex="10pt"/>
    </style:style>
    <style:style style:name="P3" style:family="paragraph" style:parent-style-name="Standard">
      <style:text-properties style:font-name="Noto Mono" fo:font-size="10pt" fo:language="ru" fo:country="RU" officeooo:rsid="00134d63" officeooo:paragraph-rsid="00134d63" style:font-size-asian="10pt" style:font-size-complex="10pt"/>
    </style:style>
    <style:style style:name="P4" style:family="paragraph" style:parent-style-name="Standard">
      <style:text-properties style:font-name="Noto Mono" fo:font-size="10pt" fo:language="ru" fo:country="RU" officeooo:rsid="001ffa24" officeooo:paragraph-rsid="0028ea50" style:font-size-asian="10pt" style:font-size-complex="10pt"/>
    </style:style>
    <style:style style:name="P5" style:family="paragraph" style:parent-style-name="Standard">
      <style:text-properties style:font-name="Noto Mono" fo:font-size="10pt" fo:language="ru" fo:country="RU" officeooo:rsid="0028ea50" officeooo:paragraph-rsid="0028ea50" style:font-size-asian="10pt" style:font-size-complex="10pt"/>
    </style:style>
    <style:style style:name="P6" style:family="paragraph" style:parent-style-name="Standard">
      <style:text-properties style:font-name="Noto Mono" fo:font-size="10pt" fo:language="ru" fo:country="RU" officeooo:rsid="0029db9f" officeooo:paragraph-rsid="002cff37" style:font-size-asian="10pt" style:font-size-complex="10pt"/>
    </style:style>
    <style:style style:name="P7" style:family="paragraph" style:parent-style-name="Standard">
      <style:text-properties style:font-name="Noto Mono" fo:font-size="10pt" fo:language="ru" fo:country="RU" officeooo:rsid="002cff37" officeooo:paragraph-rsid="002cff37" style:font-size-asian="10pt" style:font-size-complex="10pt"/>
    </style:style>
    <style:style style:name="P8" style:family="paragraph" style:parent-style-name="Standard">
      <style:text-properties style:font-name="Noto Mono" fo:font-size="10pt" fo:language="ru" fo:country="RU" officeooo:rsid="00301767" officeooo:paragraph-rsid="00301767" style:font-size-asian="10pt" style:font-size-complex="10pt"/>
    </style:style>
    <style:style style:name="P9" style:family="paragraph" style:parent-style-name="Standard">
      <style:text-properties style:font-name="Noto Mono" fo:font-size="10pt" fo:language="ru" fo:country="RU" officeooo:rsid="003039c0" officeooo:paragraph-rsid="003039c0" style:font-size-asian="10pt" style:font-size-complex="10pt"/>
    </style:style>
    <style:style style:name="P10" style:family="paragraph" style:parent-style-name="Standard">
      <style:text-properties style:font-name="Noto Mono" fo:font-size="10pt" fo:language="ru" fo:country="RU" officeooo:rsid="0031fcb5" officeooo:paragraph-rsid="0031fcb5" style:font-size-asian="10pt" style:font-size-complex="10pt"/>
    </style:style>
    <style:style style:name="P11" style:family="paragraph" style:parent-style-name="Standard">
      <style:text-properties style:font-name="Noto Mono" fo:font-size="10pt" fo:language="ru" fo:country="RU" officeooo:rsid="0031fcb5" officeooo:paragraph-rsid="0033f50a" style:font-size-asian="10pt" style:font-size-complex="10pt"/>
    </style:style>
    <style:style style:name="P12" style:family="paragraph" style:parent-style-name="Standard">
      <style:text-properties style:font-name="Noto Mono" fo:font-size="10pt" fo:language="ru" fo:country="RU" officeooo:rsid="0031fcb5" officeooo:paragraph-rsid="0037c715" style:font-size-asian="10pt" style:font-size-complex="10pt"/>
    </style:style>
    <style:style style:name="P13" style:family="paragraph" style:parent-style-name="Standard">
      <style:text-properties style:font-name="Noto Mono" fo:font-size="10pt" fo:language="ru" fo:country="RU" officeooo:rsid="0031fcb5" officeooo:paragraph-rsid="003a495d" style:font-size-asian="10pt" style:font-size-complex="10pt"/>
    </style:style>
    <style:style style:name="P14" style:family="paragraph" style:parent-style-name="Standard">
      <style:text-properties style:font-name="Noto Mono" fo:font-size="10pt" fo:language="ru" fo:country="RU" officeooo:rsid="0031fcb5" officeooo:paragraph-rsid="003aaa42" style:font-size-asian="10pt" style:font-size-complex="10pt"/>
    </style:style>
    <style:style style:name="P15" style:family="paragraph" style:parent-style-name="Standard">
      <style:text-properties style:font-name="Noto Mono" fo:font-size="10pt" fo:language="ru" fo:country="RU" officeooo:rsid="00371141" officeooo:paragraph-rsid="00371141" style:font-size-asian="10pt" style:font-size-complex="10pt"/>
    </style:style>
    <style:style style:name="P16" style:family="paragraph" style:parent-style-name="Standard">
      <style:text-properties style:font-name="Noto Mono" fo:font-size="10pt" fo:language="ru" fo:country="RU" officeooo:rsid="00371141" officeooo:paragraph-rsid="003e5ca8" style:font-size-asian="10pt" style:font-size-complex="10pt"/>
    </style:style>
    <style:style style:name="P17" style:family="paragraph" style:parent-style-name="Standard">
      <style:text-properties style:font-name="Noto Mono" fo:font-size="10pt" fo:language="ru" fo:country="RU" officeooo:rsid="003e5ca8" officeooo:paragraph-rsid="003e5ca8" style:font-size-asian="10pt" style:font-size-complex="10pt"/>
    </style:style>
    <style:style style:name="P18" style:family="paragraph" style:parent-style-name="Standard">
      <style:text-properties style:font-name="Noto Mono" fo:font-size="10pt" fo:language="ru" fo:country="RU" officeooo:rsid="003e5ca8" officeooo:paragraph-rsid="003fafbc" style:font-size-asian="10pt" style:font-size-complex="10pt"/>
    </style:style>
    <style:style style:name="P19" style:family="paragraph" style:parent-style-name="Standard">
      <style:text-properties style:font-name="Noto Mono" fo:font-size="10pt" fo:language="ru" fo:country="RU" officeooo:rsid="003fafbc" officeooo:paragraph-rsid="003fafbc" style:font-size-asian="10pt" style:font-size-complex="10pt"/>
    </style:style>
    <style:style style:name="P20" style:family="paragraph" style:parent-style-name="Standard">
      <style:text-properties style:font-name="Noto Mono" fo:font-size="10pt" fo:language="ru" fo:country="RU" officeooo:rsid="003fafbc" officeooo:paragraph-rsid="00480388" style:font-size-asian="10pt" style:font-size-complex="10pt"/>
    </style:style>
    <style:style style:name="P21" style:family="paragraph" style:parent-style-name="Standard">
      <style:text-properties style:font-name="Noto Mono" fo:font-size="10pt" fo:language="ru" fo:country="RU" officeooo:rsid="003fafbc" officeooo:paragraph-rsid="004a0643" style:font-size-asian="10pt" style:font-size-complex="10pt"/>
    </style:style>
    <style:style style:name="P22" style:family="paragraph" style:parent-style-name="Standard">
      <style:text-properties style:font-name="Noto Mono" fo:font-size="10pt" fo:language="ru" fo:country="RU" officeooo:rsid="00516664" officeooo:paragraph-rsid="003fafbc" style:font-size-asian="10pt" style:font-size-complex="10pt"/>
    </style:style>
    <style:style style:name="P23" style:family="paragraph" style:parent-style-name="Standard">
      <style:text-properties style:font-name="Noto Mono" fo:font-size="10pt" fo:language="ru" fo:country="RU" officeooo:rsid="00516664" officeooo:paragraph-rsid="00516664" style:font-size-asian="10pt" style:font-size-complex="10pt"/>
    </style:style>
    <style:style style:name="P24" style:family="paragraph" style:parent-style-name="Standard">
      <style:text-properties style:font-name="Noto Mono" fo:font-size="10pt" fo:language="ru" fo:country="RU" officeooo:rsid="00516664" officeooo:paragraph-rsid="0051e3c9" style:font-size-asian="10pt" style:font-size-complex="10pt"/>
    </style:style>
    <style:style style:name="P25" style:family="paragraph" style:parent-style-name="Standard">
      <style:text-properties style:font-name="Noto Mono" fo:font-size="10pt" fo:language="ru" fo:country="RU" officeooo:rsid="0055472d" officeooo:paragraph-rsid="0055472d" style:font-size-asian="10pt" style:font-size-complex="10pt"/>
    </style:style>
    <style:style style:name="P26" style:family="paragraph" style:parent-style-name="Standard">
      <style:text-properties style:font-name="Noto Mono" fo:font-size="10pt" fo:language="ru" fo:country="RU" officeooo:rsid="00567f1c" officeooo:paragraph-rsid="00567f1c" style:font-size-asian="10pt" style:font-size-complex="10pt"/>
    </style:style>
    <style:style style:name="P27" style:family="paragraph" style:parent-style-name="Standard">
      <style:text-properties style:font-name="Noto Mono" fo:font-size="10pt" fo:language="ru" fo:country="RU" officeooo:rsid="00567f1c" officeooo:paragraph-rsid="00585484" style:font-size-asian="10pt" style:font-size-complex="10pt"/>
    </style:style>
    <style:style style:name="P28" style:family="paragraph" style:parent-style-name="Standard">
      <style:text-properties style:font-name="Noto Mono" fo:font-size="10pt" fo:language="ru" fo:country="RU" officeooo:rsid="00577921" officeooo:paragraph-rsid="00585484" style:font-size-asian="10pt" style:font-size-complex="10pt"/>
    </style:style>
    <style:style style:name="P29" style:family="paragraph" style:parent-style-name="Standard">
      <style:text-properties style:font-name="Noto Mono" fo:font-size="10pt" fo:language="ru" fo:country="RU" officeooo:rsid="00585484" officeooo:paragraph-rsid="00585484" style:font-size-asian="10pt" style:font-size-complex="10pt"/>
    </style:style>
    <style:style style:name="P30" style:family="paragraph" style:parent-style-name="Standard">
      <style:text-properties style:font-name="Noto Mono" fo:font-size="10pt" fo:language="ru" fo:country="RU" officeooo:rsid="005da729" officeooo:paragraph-rsid="005da729" style:font-size-asian="10pt" style:font-size-complex="10pt"/>
    </style:style>
    <style:style style:name="P31" style:family="paragraph" style:parent-style-name="Standard">
      <style:text-properties style:font-name="Noto Mono" fo:font-size="10pt" fo:language="ru" fo:country="RU" officeooo:rsid="006ec357" officeooo:paragraph-rsid="006ec357" style:font-size-asian="10pt" style:font-size-complex="10pt"/>
    </style:style>
    <style:style style:name="P32" style:family="paragraph" style:parent-style-name="Standard">
      <style:text-properties style:font-name="Noto Mono" fo:font-size="10pt" fo:language="ru" fo:country="RU" officeooo:rsid="006fe800" officeooo:paragraph-rsid="006fe800" style:font-size-asian="10pt" style:font-size-complex="10pt"/>
    </style:style>
    <style:style style:name="P33" style:family="paragraph" style:parent-style-name="Standard">
      <style:text-properties style:font-name="Noto Mono" fo:font-size="10pt" fo:language="ru" fo:country="RU" officeooo:rsid="0074bd9d" officeooo:paragraph-rsid="0074bd9d" style:font-size-asian="10pt" style:font-size-complex="10pt"/>
    </style:style>
    <style:style style:name="P34" style:family="paragraph" style:parent-style-name="Standard">
      <style:text-properties style:font-name="Noto Mono" fo:font-size="10pt" fo:language="ru" fo:country="RU" officeooo:rsid="0074bd9d" officeooo:paragraph-rsid="00840472" style:font-size-asian="10pt" style:font-size-complex="10pt"/>
    </style:style>
    <style:style style:name="P35" style:family="paragraph" style:parent-style-name="Standard">
      <style:text-properties style:font-name="Noto Mono" fo:font-size="10pt" fo:language="ru" fo:country="RU" officeooo:rsid="007a92d6" officeooo:paragraph-rsid="007a92d6" style:font-size-asian="10pt" style:font-size-complex="10pt"/>
    </style:style>
    <style:style style:name="P36" style:family="paragraph" style:parent-style-name="Standard">
      <style:text-properties style:font-name="Noto Mono" fo:font-size="10pt" fo:language="ru" fo:country="RU" officeooo:rsid="007a92d6" officeooo:paragraph-rsid="007b7e69" style:font-size-asian="10pt" style:font-size-complex="10pt"/>
    </style:style>
    <style:style style:name="P37" style:family="paragraph" style:parent-style-name="Standard">
      <style:text-properties style:font-name="Noto Mono" fo:font-size="10pt" fo:language="ru" fo:country="RU" officeooo:rsid="00840472" officeooo:paragraph-rsid="00840472" style:font-size-asian="10pt" style:font-size-complex="10pt"/>
    </style:style>
    <style:style style:name="P38" style:family="paragraph" style:parent-style-name="Standard">
      <style:text-properties style:font-name="Noto Mono" fo:font-size="10pt" fo:language="ru" fo:country="RU" officeooo:rsid="0088411d" officeooo:paragraph-rsid="0088411d" style:font-size-asian="10pt" style:font-size-complex="10pt"/>
    </style:style>
    <style:style style:name="P39" style:family="paragraph" style:parent-style-name="Standard">
      <style:text-properties style:font-name="Noto Mono" fo:font-size="10pt" fo:language="ru" fo:country="RU" officeooo:rsid="00928441" officeooo:paragraph-rsid="00928441" style:font-size-asian="10pt" style:font-size-complex="10pt"/>
    </style:style>
    <style:style style:name="P40" style:family="paragraph" style:parent-style-name="Standard">
      <style:text-properties style:font-name="Noto Mono" fo:font-size="10pt" fo:language="ru" fo:country="RU" fo:font-weight="normal" officeooo:rsid="00928441" officeooo:paragraph-rsid="00928441" style:font-size-asian="10pt" style:font-weight-asian="normal" style:font-size-complex="10pt" style:font-weight-complex="normal"/>
    </style:style>
    <style:style style:name="P41" style:family="paragraph" style:parent-style-name="Standard">
      <style:text-properties style:font-name="Noto Mono" fo:font-size="10pt" fo:language="ru" fo:country="RU" fo:font-weight="normal" officeooo:rsid="00939cb8" officeooo:paragraph-rsid="00939cb8" style:font-size-asian="10pt" style:font-weight-asian="normal" style:font-size-complex="10pt" style:font-weight-complex="normal"/>
    </style:style>
    <style:style style:name="P42" style:family="paragraph" style:parent-style-name="Standard">
      <style:text-properties style:font-name="Noto Mono" fo:font-size="10pt" fo:language="ru" fo:country="RU" fo:font-weight="normal" officeooo:rsid="00947fcd" officeooo:paragraph-rsid="00947fcd" style:font-size-asian="10pt" style:font-weight-asian="normal" style:font-size-complex="10pt" style:font-weight-complex="normal"/>
    </style:style>
    <style:style style:name="P43" style:family="paragraph" style:parent-style-name="Standard">
      <style:text-properties style:font-name="Noto Mono" fo:font-size="10pt" fo:language="ru" fo:country="RU" fo:font-weight="normal" officeooo:rsid="00968bfa" officeooo:paragraph-rsid="00968bfa" style:font-size-asian="10pt" style:font-weight-asian="normal" style:font-size-complex="10pt" style:font-weight-complex="normal"/>
    </style:style>
    <style:style style:name="P44" style:family="paragraph" style:parent-style-name="Standard">
      <style:text-properties style:font-name="Noto Mono" fo:font-size="10pt" fo:language="ru" fo:country="RU" fo:font-weight="normal" officeooo:rsid="009f9c50" officeooo:paragraph-rsid="009f9c50" style:font-size-asian="10pt" style:font-weight-asian="normal" style:font-size-complex="10pt" style:font-weight-complex="normal"/>
    </style:style>
    <style:style style:name="P45" style:family="paragraph" style:parent-style-name="Standard">
      <style:text-properties style:font-name="Noto Mono" fo:font-size="10pt" fo:language="ru" fo:country="RU" fo:font-weight="normal" officeooo:rsid="00a03e0e" officeooo:paragraph-rsid="00a03e0e" style:font-size-asian="10pt" style:font-weight-asian="normal" style:font-size-complex="10pt" style:font-weight-complex="normal"/>
    </style:style>
    <style:style style:name="P46" style:family="paragraph" style:parent-style-name="Standard">
      <style:text-properties style:font-name="Noto Mono" fo:font-size="10pt" fo:language="ru" fo:country="RU" fo:font-weight="normal" officeooo:rsid="00a03e0e" officeooo:paragraph-rsid="00a15c07" style:font-size-asian="10pt" style:font-weight-asian="normal" style:font-size-complex="10pt" style:font-weight-complex="normal"/>
    </style:style>
    <style:style style:name="P47" style:family="paragraph" style:parent-style-name="Standard">
      <style:text-properties style:font-name="Noto Mono" fo:font-size="10pt" fo:language="ru" fo:country="RU" fo:font-weight="normal" officeooo:rsid="00a15c07" officeooo:paragraph-rsid="00a15c07" style:font-size-asian="10pt" style:font-weight-asian="normal" style:font-size-complex="10pt" style:font-weight-complex="normal"/>
    </style:style>
    <style:style style:name="P48" style:family="paragraph" style:parent-style-name="Standard">
      <style:text-properties style:font-name="Noto Mono" fo:font-size="10pt" fo:language="ru" fo:country="RU" fo:font-weight="normal" officeooo:rsid="00a15c07" officeooo:paragraph-rsid="00b85276" style:font-size-asian="10pt" style:font-weight-asian="normal" style:font-size-complex="10pt" style:font-weight-complex="normal"/>
    </style:style>
    <style:style style:name="P49" style:family="paragraph" style:parent-style-name="Standard">
      <style:text-properties style:font-name="Noto Mono" fo:font-size="10pt" fo:language="ru" fo:country="RU" fo:font-weight="normal" officeooo:rsid="00a15c07" officeooo:paragraph-rsid="00c5c656" style:font-size-asian="10pt" style:font-weight-asian="normal" style:font-size-complex="10pt" style:font-weight-complex="normal"/>
    </style:style>
    <style:style style:name="P50" style:family="paragraph" style:parent-style-name="Standard">
      <style:text-properties style:font-name="Noto Mono" fo:font-size="10pt" fo:language="ru" fo:country="RU" fo:font-weight="normal" officeooo:rsid="00a1b087" officeooo:paragraph-rsid="00a1b087" style:font-size-asian="10pt" style:font-weight-asian="normal" style:font-size-complex="10pt" style:font-weight-complex="normal"/>
    </style:style>
    <style:style style:name="P51" style:family="paragraph" style:parent-style-name="Standard">
      <style:text-properties style:font-name="Noto Mono" fo:font-size="10pt" fo:language="ru" fo:country="RU" fo:font-weight="normal" officeooo:rsid="00a1b087" officeooo:paragraph-rsid="00b85276" style:font-size-asian="10pt" style:font-weight-asian="normal" style:font-size-complex="10pt" style:font-weight-complex="normal"/>
    </style:style>
    <style:style style:name="P52" style:family="paragraph" style:parent-style-name="Standard">
      <style:text-properties style:font-name="Noto Mono" fo:font-size="10pt" fo:language="ru" fo:country="RU" fo:font-weight="normal" officeooo:rsid="00a1b087" officeooo:paragraph-rsid="00c5c656" style:font-size-asian="10pt" style:font-weight-asian="normal" style:font-size-complex="10pt" style:font-weight-complex="normal"/>
    </style:style>
    <style:style style:name="P53" style:family="paragraph" style:parent-style-name="Standard">
      <style:text-properties style:font-name="Noto Mono" fo:font-size="10pt" fo:language="ru" fo:country="RU" fo:font-weight="normal" officeooo:rsid="00a8d584" officeooo:paragraph-rsid="00a8d584" style:font-size-asian="10pt" style:font-weight-asian="normal" style:font-size-complex="10pt" style:font-weight-complex="normal"/>
    </style:style>
    <style:style style:name="P54" style:family="paragraph" style:parent-style-name="Standard">
      <style:text-properties style:font-name="Noto Mono" fo:font-size="10pt" fo:language="ru" fo:country="RU" fo:font-weight="normal" officeooo:rsid="00acf290" officeooo:paragraph-rsid="00acf290" style:font-size-asian="10pt" style:font-weight-asian="normal" style:font-size-complex="10pt" style:font-weight-complex="normal"/>
    </style:style>
    <style:style style:name="P55" style:family="paragraph" style:parent-style-name="Standard">
      <style:text-properties style:font-name="Noto Mono" fo:font-size="10pt" fo:language="ru" fo:country="RU" fo:font-weight="normal" officeooo:rsid="00b16bd6" officeooo:paragraph-rsid="00b16bd6" style:font-size-asian="10pt" style:font-weight-asian="normal" style:font-size-complex="10pt" style:font-weight-complex="normal"/>
    </style:style>
    <style:style style:name="P56" style:family="paragraph" style:parent-style-name="Standard">
      <style:text-properties style:font-name="Noto Mono" fo:font-size="10pt" fo:language="ru" fo:country="RU" fo:font-weight="normal" officeooo:rsid="00b16bd6" officeooo:paragraph-rsid="00b32ee0" style:font-size-asian="10pt" style:font-weight-asian="normal" style:font-size-complex="10pt" style:font-weight-complex="normal"/>
    </style:style>
    <style:style style:name="P57" style:family="paragraph" style:parent-style-name="Standard">
      <style:text-properties style:font-name="Noto Mono" fo:font-size="10pt" fo:language="ru" fo:country="RU" fo:font-weight="normal" officeooo:rsid="00b32ee0" officeooo:paragraph-rsid="00b32ee0" style:font-size-asian="10pt" style:font-weight-asian="normal" style:font-size-complex="10pt" style:font-weight-complex="normal"/>
    </style:style>
    <style:style style:name="P58" style:family="paragraph" style:parent-style-name="Standard">
      <style:text-properties style:font-name="Noto Mono" fo:font-size="10pt" fo:language="ru" fo:country="RU" fo:font-weight="normal" officeooo:rsid="00b410ca" officeooo:paragraph-rsid="00b410ca" style:font-size-asian="10pt" style:font-weight-asian="normal" style:font-size-complex="10pt" style:font-weight-complex="normal"/>
    </style:style>
    <style:style style:name="P59" style:family="paragraph" style:parent-style-name="Standard">
      <style:text-properties style:font-name="Noto Mono" fo:font-size="10pt" fo:language="ru" fo:country="RU" fo:font-weight="normal" officeooo:rsid="00b44ab4" officeooo:paragraph-rsid="00b44ab4" style:font-size-asian="10pt" style:font-weight-asian="normal" style:font-size-complex="10pt" style:font-weight-complex="normal"/>
    </style:style>
    <style:style style:name="P60" style:family="paragraph" style:parent-style-name="Standard">
      <style:text-properties style:font-name="Noto Mono" fo:font-size="10pt" fo:language="ru" fo:country="RU" fo:font-weight="normal" officeooo:rsid="00b59685" officeooo:paragraph-rsid="00b59685" style:font-size-asian="10pt" style:font-weight-asian="normal" style:font-size-complex="10pt" style:font-weight-complex="normal"/>
    </style:style>
    <style:style style:name="P61" style:family="paragraph" style:parent-style-name="Standard">
      <style:text-properties style:font-name="Noto Mono" fo:font-size="10pt" fo:language="ru" fo:country="RU" fo:font-weight="normal" officeooo:rsid="00b59685" officeooo:paragraph-rsid="00cf4e99" style:font-size-asian="10pt" style:font-weight-asian="normal" style:font-size-complex="10pt" style:font-weight-complex="normal"/>
    </style:style>
    <style:style style:name="P62" style:family="paragraph" style:parent-style-name="Standard">
      <style:text-properties style:font-name="Noto Mono" fo:font-size="10pt" fo:language="ru" fo:country="RU" fo:font-weight="normal" officeooo:rsid="00b85276" officeooo:paragraph-rsid="00b59685" style:font-size-asian="10pt" style:font-weight-asian="normal" style:font-size-complex="10pt" style:font-weight-complex="normal"/>
    </style:style>
    <style:style style:name="P63" style:family="paragraph" style:parent-style-name="Standard">
      <style:text-properties style:font-name="Noto Mono" fo:font-size="10pt" fo:language="ru" fo:country="RU" fo:font-weight="normal" officeooo:rsid="00b85276" officeooo:paragraph-rsid="00b85276" style:font-size-asian="10pt" style:font-weight-asian="normal" style:font-size-complex="10pt" style:font-weight-complex="normal"/>
    </style:style>
    <style:style style:name="P64" style:family="paragraph" style:parent-style-name="Standard">
      <style:text-properties style:font-name="Noto Mono" fo:font-size="10pt" fo:language="ru" fo:country="RU" fo:font-weight="normal" officeooo:rsid="00b85276" officeooo:paragraph-rsid="00c5c656" style:font-size-asian="10pt" style:font-weight-asian="normal" style:font-size-complex="10pt" style:font-weight-complex="normal"/>
    </style:style>
    <style:style style:name="P65" style:family="paragraph" style:parent-style-name="Standard">
      <style:text-properties style:font-name="Noto Mono" fo:font-size="10pt" fo:language="ru" fo:country="RU" fo:font-weight="normal" officeooo:rsid="00bd5166" officeooo:paragraph-rsid="00bd5166" style:font-size-asian="10pt" style:font-weight-asian="normal" style:font-size-complex="10pt" style:font-weight-complex="normal"/>
    </style:style>
    <style:style style:name="P66" style:family="paragraph" style:parent-style-name="Standard">
      <style:text-properties style:font-name="Noto Mono" fo:font-size="10pt" fo:language="ru" fo:country="RU" fo:font-weight="normal" officeooo:rsid="00bf819d" officeooo:paragraph-rsid="00bf819d" style:font-size-asian="10pt" style:font-weight-asian="normal" style:font-size-complex="10pt" style:font-weight-complex="normal"/>
    </style:style>
    <style:style style:name="P67" style:family="paragraph" style:parent-style-name="Standard">
      <style:text-properties style:font-name="Noto Mono" fo:font-size="10pt" fo:language="ru" fo:country="RU" fo:font-weight="normal" officeooo:rsid="00c38602" officeooo:paragraph-rsid="00c38602" style:font-size-asian="10pt" style:font-weight-asian="normal" style:font-size-complex="10pt" style:font-weight-complex="normal"/>
    </style:style>
    <style:style style:name="P68" style:family="paragraph" style:parent-style-name="Standard">
      <style:text-properties style:font-name="Noto Mono" fo:font-size="10pt" fo:language="ru" fo:country="RU" fo:font-weight="normal" officeooo:rsid="00c55f53" officeooo:paragraph-rsid="00c55f53" style:font-size-asian="10pt" style:font-weight-asian="normal" style:font-size-complex="10pt" style:font-weight-complex="normal"/>
    </style:style>
    <style:style style:name="P69" style:family="paragraph" style:parent-style-name="Standard">
      <style:text-properties style:font-name="Noto Mono" fo:font-size="10pt" fo:language="ru" fo:country="RU" fo:font-weight="normal" officeooo:rsid="00c55f53" officeooo:paragraph-rsid="00ce699f" style:font-size-asian="10pt" style:font-weight-asian="normal" style:font-size-complex="10pt" style:font-weight-complex="normal"/>
    </style:style>
    <style:style style:name="P70" style:family="paragraph" style:parent-style-name="Standard">
      <style:text-properties style:font-name="Noto Mono" fo:font-size="10pt" fo:language="ru" fo:country="RU" fo:font-weight="normal" officeooo:rsid="00c5c656" officeooo:paragraph-rsid="00c5c656" style:font-size-asian="10pt" style:font-weight-asian="normal" style:font-size-complex="10pt" style:font-weight-complex="normal"/>
    </style:style>
    <style:style style:name="P71" style:family="paragraph" style:parent-style-name="Standard">
      <style:text-properties style:font-name="Noto Mono" fo:font-size="10pt" fo:language="ru" fo:country="RU" fo:font-weight="normal" officeooo:rsid="00caf470" officeooo:paragraph-rsid="00caf470" style:font-size-asian="10pt" style:font-weight-asian="normal" style:font-size-complex="10pt" style:font-weight-complex="normal"/>
    </style:style>
    <style:style style:name="P72" style:family="paragraph" style:parent-style-name="Standard">
      <style:text-properties style:font-name="Noto Mono" fo:font-size="10pt" fo:language="ru" fo:country="RU" fo:font-weight="normal" officeooo:rsid="00ce699f" officeooo:paragraph-rsid="00ce699f" style:font-size-asian="10pt" style:font-weight-asian="normal" style:font-size-complex="10pt" style:font-weight-complex="normal"/>
    </style:style>
    <style:style style:name="P73" style:family="paragraph" style:parent-style-name="Standard">
      <style:text-properties style:font-name="Noto Mono" fo:font-size="10pt" fo:language="ru" fo:country="RU" fo:font-weight="normal" officeooo:rsid="00cfb902" officeooo:paragraph-rsid="00cfb902" style:font-size-asian="10pt" style:font-weight-asian="normal" style:font-size-complex="10pt" style:font-weight-complex="normal"/>
    </style:style>
    <style:style style:name="P74" style:family="paragraph" style:parent-style-name="Standard">
      <style:text-properties style:font-name="Noto Mono" fo:font-size="10pt" fo:language="ru" fo:country="RU" fo:font-weight="normal" officeooo:rsid="00d0f607" officeooo:paragraph-rsid="00d0f607" style:font-size-asian="10pt" style:font-weight-asian="normal" style:font-size-complex="10pt" style:font-weight-complex="normal"/>
    </style:style>
    <style:style style:name="P75" style:family="paragraph" style:parent-style-name="Standard">
      <style:text-properties style:font-name="Noto Mono" fo:font-size="10pt" fo:language="ru" fo:country="RU" fo:font-weight="normal" officeooo:rsid="00d19d1f" officeooo:paragraph-rsid="00d19d1f" style:font-size-asian="10pt" style:font-weight-asian="normal" style:font-size-complex="10pt" style:font-weight-complex="normal"/>
    </style:style>
    <style:style style:name="P76" style:family="paragraph" style:parent-style-name="Standard">
      <style:text-properties style:font-name="Noto Mono" fo:font-size="10pt" fo:language="ru" fo:country="RU" fo:font-weight="normal" officeooo:rsid="00d4be3a" officeooo:paragraph-rsid="00d4be3a" style:font-size-asian="10pt" style:font-weight-asian="normal" style:font-size-complex="10pt" style:font-weight-complex="normal"/>
    </style:style>
    <style:style style:name="P77" style:family="paragraph" style:parent-style-name="Standard">
      <style:text-properties style:font-name="Noto Mono" fo:font-size="10pt" fo:language="ru" fo:country="RU" fo:font-weight="normal" officeooo:rsid="00d5487b" officeooo:paragraph-rsid="00d5487b" style:font-size-asian="10pt" style:font-weight-asian="normal" style:font-size-complex="10pt" style:font-weight-complex="normal"/>
    </style:style>
    <style:style style:name="P78" style:family="paragraph" style:parent-style-name="Standard">
      <style:text-properties style:font-name="Noto Mono" fo:font-size="10pt" fo:language="ru" fo:country="RU" fo:font-weight="normal" officeooo:rsid="00d86071" officeooo:paragraph-rsid="00de7479" style:font-size-asian="10pt" style:font-weight-asian="normal" style:font-size-complex="10pt" style:font-weight-complex="normal"/>
    </style:style>
    <style:style style:name="P79" style:family="paragraph" style:parent-style-name="Standard">
      <style:text-properties style:font-name="Noto Mono" fo:font-size="10pt" fo:language="ru" fo:country="RU" fo:font-weight="normal" officeooo:rsid="00e29171" officeooo:paragraph-rsid="00e29171" style:font-size-asian="10pt" style:font-weight-asian="normal" style:font-size-complex="10pt" style:font-weight-complex="normal"/>
    </style:style>
    <style:style style:name="P80" style:family="paragraph" style:parent-style-name="Standard">
      <style:text-properties style:font-name="Noto Mono" fo:font-size="10pt" fo:language="ru" fo:country="RU" fo:font-weight="normal" officeooo:rsid="00f653ab" officeooo:paragraph-rsid="00f653ab" style:font-size-asian="10pt" style:font-weight-asian="normal" style:font-size-complex="10pt" style:font-weight-complex="normal"/>
    </style:style>
    <style:style style:name="P81" style:family="paragraph" style:parent-style-name="Standard">
      <style:text-properties style:font-name="Noto Mono" fo:font-size="10pt" fo:language="ru" fo:country="RU" fo:font-weight="normal" officeooo:rsid="0100e9f3" officeooo:paragraph-rsid="0100e9f3" style:font-size-asian="10pt" style:font-weight-asian="normal" style:font-size-complex="10pt" style:font-weight-complex="normal"/>
    </style:style>
    <style:style style:name="P82" style:family="paragraph" style:parent-style-name="Standard">
      <style:text-properties style:font-name="Noto Mono" fo:font-size="10pt" fo:language="ru" fo:country="RU" fo:font-weight="normal" officeooo:rsid="0105dd92" officeooo:paragraph-rsid="0105dd92" style:font-size-asian="10pt" style:font-weight-asian="normal" style:font-size-complex="10pt" style:font-weight-complex="normal"/>
    </style:style>
    <style:style style:name="P83" style:family="paragraph" style:parent-style-name="Standard">
      <style:text-properties style:font-name="Noto Mono" fo:font-size="10pt" fo:language="ru" fo:country="RU" fo:font-weight="normal" officeooo:rsid="0105f714" officeooo:paragraph-rsid="0105f714" style:font-size-asian="10pt" style:font-weight-asian="normal" style:font-size-complex="10pt" style:font-weight-complex="normal"/>
    </style:style>
    <style:style style:name="P84" style:family="paragraph" style:parent-style-name="Standard">
      <style:text-properties style:font-name="Noto Mono" fo:font-size="10pt" fo:language="ru" fo:country="RU" fo:font-weight="normal" officeooo:rsid="01072044" officeooo:paragraph-rsid="01072044" style:font-size-asian="10pt" style:font-weight-asian="normal" style:font-size-complex="10pt" style:font-weight-complex="normal"/>
    </style:style>
    <style:style style:name="P85" style:family="paragraph" style:parent-style-name="Standard">
      <style:text-properties style:font-name="Noto Mono" fo:font-size="10pt" fo:language="ru" fo:country="RU" fo:font-weight="normal" officeooo:rsid="01072044" officeooo:paragraph-rsid="010bee0f" style:font-size-asian="10pt" style:font-weight-asian="normal" style:font-size-complex="10pt" style:font-weight-complex="normal"/>
    </style:style>
    <style:style style:name="P86" style:family="paragraph" style:parent-style-name="Standard">
      <style:text-properties style:font-name="Noto Mono" fo:font-size="10pt" fo:language="ru" fo:country="RU" fo:font-weight="normal" officeooo:rsid="010f3ca4" officeooo:paragraph-rsid="010f3ca4" style:font-size-asian="10pt" style:font-weight-asian="normal" style:font-size-complex="10pt" style:font-weight-complex="normal"/>
    </style:style>
    <style:style style:name="P87" style:family="paragraph" style:parent-style-name="Standard">
      <style:text-properties style:font-name="Noto Mono" fo:font-size="10pt" fo:language="ru" fo:country="RU" fo:font-weight="normal" officeooo:rsid="0112823d" officeooo:paragraph-rsid="0112823d" style:font-size-asian="10pt" style:font-weight-asian="normal" style:font-size-complex="10pt" style:font-weight-complex="normal"/>
    </style:style>
    <style:style style:name="P88" style:family="paragraph" style:parent-style-name="Standard">
      <style:text-properties style:font-name="Noto Mono" fo:font-size="10pt" fo:language="ru" fo:country="RU" fo:font-weight="normal" officeooo:rsid="01169b2c" officeooo:paragraph-rsid="01169b2c" style:font-size-asian="10pt" style:font-weight-asian="normal" style:font-size-complex="10pt" style:font-weight-complex="normal"/>
    </style:style>
    <style:style style:name="P89" style:family="paragraph" style:parent-style-name="Standard">
      <style:text-properties style:font-name="Noto Mono" fo:font-size="10pt" fo:language="ru" fo:country="RU" fo:font-weight="normal" officeooo:rsid="01173299" officeooo:paragraph-rsid="01173299" style:font-size-asian="10pt" style:font-weight-asian="normal" style:font-size-complex="10pt" style:font-weight-complex="normal"/>
    </style:style>
    <style:style style:name="P90" style:family="paragraph" style:parent-style-name="Standard">
      <style:text-properties style:font-name="Noto Mono" fo:font-size="10pt" fo:language="ru" fo:country="RU" fo:font-weight="normal" officeooo:rsid="01208e1e" officeooo:paragraph-rsid="01208e1e" style:font-size-asian="10pt" style:font-weight-asian="normal" style:font-size-complex="10pt" style:font-weight-complex="normal"/>
    </style:style>
    <style:style style:name="P91" style:family="paragraph" style:parent-style-name="Standard">
      <style:text-properties style:font-name="Noto Mono" fo:font-size="10pt" fo:language="ru" fo:country="RU" fo:font-weight="normal" officeooo:rsid="01222b41" officeooo:paragraph-rsid="01222b41" style:font-size-asian="10pt" style:font-weight-asian="normal" style:font-size-complex="10pt" style:font-weight-complex="normal"/>
    </style:style>
    <style:style style:name="P92" style:family="paragraph" style:parent-style-name="Standard">
      <style:text-properties style:font-name="Noto Mono" fo:font-size="10pt" fo:language="ru" fo:country="RU" fo:font-weight="normal" officeooo:rsid="012c1cd9" officeooo:paragraph-rsid="012c1cd9" style:font-size-asian="10pt" style:font-weight-asian="normal" style:font-size-complex="10pt" style:font-weight-complex="normal"/>
    </style:style>
    <style:style style:name="P93" style:family="paragraph" style:parent-style-name="Standard">
      <style:text-properties style:font-name="Noto Mono" fo:font-size="10pt" fo:language="ru" fo:country="RU" fo:font-weight="normal" officeooo:rsid="01321d90" officeooo:paragraph-rsid="01321d90" style:font-size-asian="10pt" style:font-weight-asian="normal" style:font-size-complex="10pt" style:font-weight-complex="normal"/>
    </style:style>
    <style:style style:name="P94" style:family="paragraph" style:parent-style-name="Standard">
      <style:text-properties style:font-name="Noto Mono" fo:font-size="10pt" fo:language="ru" fo:country="RU" fo:font-weight="normal" officeooo:rsid="0134f564" officeooo:paragraph-rsid="0134f564" style:font-size-asian="10pt" style:font-weight-asian="normal" style:font-size-complex="10pt" style:font-weight-complex="normal"/>
    </style:style>
    <style:style style:name="P95" style:family="paragraph" style:parent-style-name="Standard">
      <style:text-properties style:font-name="Noto Mono" fo:font-size="10pt" fo:language="ru" fo:country="RU" fo:font-weight="normal" officeooo:rsid="0134f564" officeooo:paragraph-rsid="01377015" style:font-size-asian="10pt" style:font-weight-asian="normal" style:font-size-complex="10pt" style:font-weight-complex="normal"/>
    </style:style>
    <style:style style:name="P96" style:family="paragraph" style:parent-style-name="Standard">
      <style:text-properties style:font-name="Noto Mono" fo:font-size="10pt" fo:language="ru" fo:country="RU" fo:font-weight="normal" officeooo:rsid="0134f564" officeooo:paragraph-rsid="01489b4b" style:font-size-asian="10pt" style:font-weight-asian="normal" style:font-size-complex="10pt" style:font-weight-complex="normal"/>
    </style:style>
    <style:style style:name="P97" style:family="paragraph" style:parent-style-name="Standard">
      <style:text-properties style:font-name="Noto Mono" fo:font-size="10pt" fo:language="ru" fo:country="RU" fo:font-weight="normal" officeooo:rsid="01393516" officeooo:paragraph-rsid="01393516" style:font-size-asian="10pt" style:font-weight-asian="normal" style:font-size-complex="10pt" style:font-weight-complex="normal"/>
    </style:style>
    <style:style style:name="P98" style:family="paragraph" style:parent-style-name="Standard" style:list-style-name="L1">
      <style:text-properties style:font-name="Noto Mono" fo:font-size="10pt" fo:language="ru" fo:country="RU" fo:font-weight="normal" officeooo:rsid="01393516" officeooo:paragraph-rsid="01393516" style:font-size-asian="10pt" style:font-weight-asian="normal" style:font-size-complex="10pt" style:font-weight-complex="normal"/>
    </style:style>
    <style:style style:name="P99" style:family="paragraph" style:parent-style-name="Standard">
      <style:text-properties style:font-name="Noto Mono" fo:font-size="10pt" fo:language="ru" fo:country="RU" fo:font-weight="normal" officeooo:rsid="014358da" officeooo:paragraph-rsid="014358da" style:font-size-asian="10pt" style:font-weight-asian="normal" style:font-size-complex="10pt" style:font-weight-complex="normal"/>
    </style:style>
    <style:style style:name="P100" style:family="paragraph" style:parent-style-name="Standard">
      <style:text-properties style:font-name="Noto Mono" fo:font-size="10pt" fo:language="ru" fo:country="RU" fo:font-weight="normal" officeooo:rsid="014541ae" officeooo:paragraph-rsid="014541ae" style:font-size-asian="10pt" style:font-weight-asian="normal" style:font-size-complex="10pt" style:font-weight-complex="normal"/>
    </style:style>
    <style:style style:name="P101" style:family="paragraph" style:parent-style-name="Standard">
      <style:text-properties style:font-name="Noto Mono" fo:font-size="10pt" fo:font-weight="normal" officeooo:paragraph-rsid="014719ed" style:font-size-asian="10pt" style:font-size-complex="10pt"/>
    </style:style>
    <style:style style:name="P102" style:family="paragraph" style:parent-style-name="Standard">
      <style:text-properties fo:font-size="10pt" fo:language="ru" fo:country="RU" officeooo:rsid="00138bbc" officeooo:paragraph-rsid="00138bbc" style:font-size-asian="10pt" style:font-size-complex="10pt"/>
    </style:style>
    <style:style style:name="P103" style:family="paragraph" style:parent-style-name="Standard">
      <style:text-properties fo:font-size="10pt" fo:language="ru" fo:country="RU" officeooo:rsid="0014ff7b" officeooo:paragraph-rsid="0014ff7b" style:font-size-asian="10pt" style:font-size-complex="10pt"/>
    </style:style>
    <style:style style:name="P104" style:family="paragraph" style:parent-style-name="Standard">
      <style:text-properties fo:font-size="10pt" fo:language="ru" fo:country="RU" officeooo:rsid="0011e585" officeooo:paragraph-rsid="0011e585" style:font-size-asian="10pt" style:font-size-complex="10pt"/>
    </style:style>
    <style:style style:name="P105" style:family="paragraph" style:parent-style-name="Standard">
      <style:text-properties fo:font-size="10pt" fo:language="ru" fo:country="RU" officeooo:rsid="0017829c" officeooo:paragraph-rsid="0017829c" style:font-size-asian="10pt" style:font-size-complex="10pt"/>
    </style:style>
    <style:style style:name="P106" style:family="paragraph" style:parent-style-name="Standard">
      <style:text-properties fo:font-size="10pt" fo:language="ru" fo:country="RU" officeooo:rsid="001e9107" officeooo:paragraph-rsid="001e9107" style:font-size-asian="10pt" style:font-size-complex="10pt"/>
    </style:style>
    <style:style style:name="P107" style:family="paragraph" style:parent-style-name="Standard">
      <style:text-properties fo:font-size="10pt" fo:language="ru" fo:country="RU" officeooo:rsid="0028ea50" officeooo:paragraph-rsid="0028ea50" style:font-size-asian="10pt" style:font-size-complex="10pt"/>
    </style:style>
    <style:style style:name="P108" style:family="paragraph" style:parent-style-name="Standard">
      <style:text-properties fo:font-size="10pt" fo:language="ru" fo:country="RU" fo:font-weight="normal" officeooo:rsid="00138bbc" officeooo:paragraph-rsid="0017829c" style:font-size-asian="10pt" style:font-weight-asian="normal" style:font-size-complex="10pt" style:font-weight-complex="normal"/>
    </style:style>
    <style:style style:name="P109" style:family="paragraph" style:parent-style-name="Standard">
      <style:text-properties fo:font-size="10pt" fo:language="ru" fo:country="RU" fo:font-weight="normal" officeooo:rsid="0014ff7b" officeooo:paragraph-rsid="0018b32b" style:font-size-asian="10pt" style:font-weight-asian="normal" style:font-size-complex="10pt" style:font-weight-complex="normal"/>
    </style:style>
    <style:style style:name="P110" style:family="paragraph" style:parent-style-name="Standard">
      <style:paragraph-properties style:border-line-width-bottom="0.0047in 0.0047in 0.0047in" fo:padding="0.0291in" fo:border-left="none" fo:border-right="none" fo:border-top="none" fo:border-bottom="0.99pt double #000000" style:join-border="false"/>
      <style:text-properties fo:font-size="10pt" fo:language="ru" fo:country="RU" officeooo:rsid="001e9107" officeooo:paragraph-rsid="0017829c" style:font-size-asian="10pt" style:font-size-complex="10pt"/>
    </style:style>
    <style:style style:name="P111" style:family="paragraph" style:parent-style-name="Standard">
      <style:paragraph-properties fo:break-before="page"/>
      <style:text-properties style:font-name="Noto Mono" fo:font-size="10pt" fo:language="ru" fo:country="RU" officeooo:rsid="003e5ca8" officeooo:paragraph-rsid="003e5ca8" style:font-size-asian="10pt" style:font-size-complex="10pt"/>
    </style:style>
    <style:style style:name="P112" style:family="paragraph" style:parent-style-name="Standard">
      <style:paragraph-properties fo:break-before="page"/>
      <style:text-properties style:font-name="Noto Mono" fo:font-size="10pt" fo:language="ru" fo:country="RU" fo:font-weight="normal" officeooo:rsid="009f9c50" officeooo:paragraph-rsid="009f9c50" style:font-size-asian="10pt" style:font-weight-asian="normal" style:font-size-complex="10pt" style:font-weight-complex="normal"/>
    </style:style>
    <style:style style:name="P113" style:family="paragraph" style:parent-style-name="Standard">
      <style:paragraph-properties fo:break-before="page"/>
      <style:text-properties style:font-name="Noto Mono" fo:font-size="10pt" fo:language="ru" fo:country="RU" fo:font-weight="normal" officeooo:rsid="00a15c07" officeooo:paragraph-rsid="00c5c656" style:font-size-asian="10pt" style:font-weight-asian="normal" style:font-size-complex="10pt" style:font-weight-complex="normal"/>
    </style:style>
    <style:style style:name="P114" style:family="paragraph" style:parent-style-name="Standard">
      <style:paragraph-properties fo:break-before="page"/>
      <style:text-properties style:font-name="Noto Mono" fo:font-size="10pt" fo:language="ru" fo:country="RU" fo:font-weight="normal" officeooo:rsid="00d19d1f" officeooo:paragraph-rsid="00d19d1f" style:font-size-asian="10pt" style:font-weight-asian="normal" style:font-size-complex="10pt" style:font-weight-complex="normal"/>
    </style:style>
    <style:style style:name="P115" style:family="paragraph" style:parent-style-name="Standard">
      <style:paragraph-properties fo:break-before="page"/>
      <style:text-properties style:font-name="Noto Mono" fo:font-size="10pt" fo:language="ru" fo:country="RU" fo:font-weight="normal" officeooo:rsid="00d4be3a" officeooo:paragraph-rsid="00d4be3a" style:font-size-asian="10pt" style:font-weight-asian="normal" style:font-size-complex="10pt" style:font-weight-complex="normal"/>
    </style:style>
    <style:style style:name="P116" style:family="paragraph" style:parent-style-name="Standard">
      <style:paragraph-properties fo:break-before="page"/>
      <style:text-properties style:font-name="Noto Mono" fo:font-size="10pt" fo:language="ru" fo:country="RU" fo:font-weight="normal" officeooo:rsid="00e29171" officeooo:paragraph-rsid="00e29171" style:font-size-asian="10pt" style:font-weight-asian="normal" style:font-size-complex="10pt" style:font-weight-complex="normal"/>
    </style:style>
    <style:style style:name="P117" style:family="paragraph" style:parent-style-name="Preformatted_20_Text">
      <style:text-properties style:font-name="Noto Mono" fo:font-size="10pt" fo:language="ru" fo:country="RU" officeooo:rsid="007a92d6" officeooo:paragraph-rsid="007a92d6" style:font-size-asian="10pt" style:font-size-complex="10pt"/>
    </style:style>
    <style:style style:name="P118" style:family="paragraph" style:parent-style-name="Preformatted_20_Text">
      <style:paragraph-properties fo:margin-left="0in" fo:margin-right="0in" fo:margin-top="0in" fo:margin-bottom="0.1965in" loext:contextual-spacing="false" fo:text-indent="0in" style:auto-text-indent="false"/>
      <style:text-properties style:font-name="Noto Mono" fo:font-size="10pt" style:font-size-asian="10pt" style:font-size-complex="10pt"/>
    </style:style>
    <style:style style:name="P119" style:family="paragraph" style:parent-style-name="Preformatted_20_Text">
      <style:paragraph-properties fo:margin-left="0in" fo:margin-right="0in" fo:margin-top="0in" fo:margin-bottom="0in" loext:contextual-spacing="false" fo:text-indent="0in" style:auto-text-indent="false"/>
      <style:text-properties style:font-name="Noto Mono" fo:font-size="10pt" style:font-size-asian="10pt" style:font-size-complex="10pt"/>
    </style:style>
    <style:style style:name="T1" style:family="text">
      <style:text-properties officeooo:rsid="00134d63"/>
    </style:style>
    <style:style style:name="T2" style:family="text">
      <style:text-properties fo:font-weight="normal" style:font-weight-asian="normal" style:font-weight-complex="normal"/>
    </style:style>
    <style:style style:name="T3" style:family="text">
      <style:text-properties fo:font-weight="normal" officeooo:rsid="0021422f" style:font-weight-asian="normal" style:font-weight-complex="normal"/>
    </style:style>
    <style:style style:name="T4" style:family="text">
      <style:text-properties fo:font-weight="normal" officeooo:rsid="0026dffa" style:font-weight-asian="normal" style:font-weight-complex="normal"/>
    </style:style>
    <style:style style:name="T5" style:family="text">
      <style:text-properties fo:font-weight="normal" officeooo:rsid="0028ea50" style:font-weight-asian="normal" style:font-weight-complex="normal"/>
    </style:style>
    <style:style style:name="T6" style:family="text">
      <style:text-properties fo:font-weight="normal" officeooo:rsid="002cff37" style:font-weight-asian="normal" style:font-weight-complex="normal"/>
    </style:style>
    <style:style style:name="T7" style:family="text">
      <style:text-properties fo:font-weight="normal" officeooo:rsid="003fafbc" style:font-weight-asian="normal" style:font-weight-complex="normal"/>
    </style:style>
    <style:style style:name="T8" style:family="text">
      <style:text-properties fo:font-weight="normal" officeooo:rsid="0041ac5c" style:font-weight-asian="normal" style:font-weight-complex="normal"/>
    </style:style>
    <style:style style:name="T9" style:family="text">
      <style:text-properties fo:font-weight="normal" officeooo:rsid="00538891" style:font-weight-asian="normal" style:font-weight-complex="normal"/>
    </style:style>
    <style:style style:name="T10" style:family="text">
      <style:text-properties fo:font-weight="normal" officeooo:rsid="009330ec" style:font-weight-asian="normal" style:font-weight-complex="normal"/>
    </style:style>
    <style:style style:name="T11" style:family="text">
      <style:text-properties fo:font-variant="normal" fo:text-transform="none" fo:color="#222222" fo:letter-spacing="normal" fo:font-style="normal" fo:background-color="#ffffff" loext:char-shading-value="0"/>
    </style:style>
    <style:style style:name="T12" style:family="text">
      <style:text-properties fo:font-variant="normal" fo:text-transform="none" fo:color="#222222" fo:letter-spacing="normal" fo:font-style="normal" officeooo:rsid="01393516" fo:background-color="#ffffff" loext:char-shading-value="0"/>
    </style:style>
    <style:style style:name="T13" style:family="text">
      <style:text-properties fo:font-variant="normal" fo:text-transform="none" fo:color="#222222" fo:letter-spacing="normal" fo:font-style="normal" officeooo:rsid="013e2f61" fo:background-color="#ffffff" loext:char-shading-value="0"/>
    </style:style>
    <style:style style:name="T14" style:family="text">
      <style:text-properties fo:font-variant="normal" fo:text-transform="none" fo:color="#222222" fo:letter-spacing="normal" fo:font-style="normal" officeooo:rsid="0141c565" fo:background-color="#ffffff" loext:char-shading-value="0"/>
    </style:style>
    <style:style style:name="T15" style:family="text">
      <style:text-properties fo:font-variant="normal" fo:text-transform="none" fo:color="#222222" fo:letter-spacing="normal" fo:font-style="normal" officeooo:rsid="014541ae" fo:background-color="#ffffff" loext:char-shading-value="0"/>
    </style:style>
    <style:style style:name="T16" style:family="text">
      <style:text-properties fo:font-variant="normal" fo:text-transform="none" fo:color="#222222" fo:letter-spacing="normal" fo:language="ru" fo:country="RU" fo:font-style="normal" officeooo:rsid="0146b74f" fo:background-color="#ffffff" loext:char-shading-value="0" style:font-size-asian="10pt" style:font-weight-asian="normal" style:font-size-complex="10pt" style:font-weight-complex="normal"/>
    </style:style>
    <style:style style:name="T17" style:family="text">
      <style:text-properties fo:font-variant="normal" fo:text-transform="none" fo:color="#222222" fo:letter-spacing="normal" fo:language="ru" fo:country="RU" fo:font-style="normal" fo:background-color="#ffffff" loext:char-shading-value="0" style:font-weight-asian="normal" style:font-weight-complex="normal"/>
    </style:style>
    <style:style style:name="T18" style:family="text">
      <style:text-properties fo:font-variant="normal" fo:text-transform="none" fo:color="#222222" fo:letter-spacing="normal" fo:language="ru" fo:country="RU" fo:font-style="normal" officeooo:rsid="0146b74f" fo:background-color="#ffffff" loext:char-shading-value="0" style:font-weight-asian="normal" style:font-weight-complex="normal"/>
    </style:style>
    <style:style style:name="T19" style:family="text">
      <style:text-properties fo:font-variant="normal" fo:text-transform="none" fo:color="#222222" style:font-name="Arial" fo:font-size="9.75pt" fo:letter-spacing="normal" fo:font-style="normal" fo:background-color="#ffffff" loext:char-shading-value="0"/>
    </style:style>
    <style:style style:name="T20" style:family="text">
      <style:text-properties fo:font-variant="normal" fo:text-transform="none" fo:color="#222222" fo:font-size="9.75pt" fo:letter-spacing="normal" fo:font-style="normal" fo:background-color="#ffffff" loext:char-shading-value="0"/>
    </style:style>
    <style:style style:name="T21" style:family="text">
      <style:text-properties fo:font-weight="bold" style:font-weight-asian="bold" style:font-weight-complex="bold"/>
    </style:style>
    <style:style style:name="T22" style:family="text">
      <style:text-properties fo:font-weight="bold" officeooo:rsid="0017829c" style:font-weight-asian="bold" style:font-weight-complex="bold"/>
    </style:style>
    <style:style style:name="T23" style:family="text">
      <style:text-properties fo:font-weight="bold" officeooo:rsid="0021422f" style:font-weight-asian="bold" style:font-weight-complex="bold"/>
    </style:style>
    <style:style style:name="T24" style:family="text">
      <style:text-properties fo:font-weight="bold" officeooo:rsid="0026dffa" style:font-weight-asian="bold" style:font-weight-complex="bold"/>
    </style:style>
    <style:style style:name="T25" style:family="text">
      <style:text-properties fo:font-weight="bold" officeooo:rsid="002989bf" style:font-weight-asian="bold" style:font-weight-complex="bold"/>
    </style:style>
    <style:style style:name="T26" style:family="text">
      <style:text-properties fo:font-weight="bold" officeooo:rsid="00538891" style:font-weight-asian="bold" style:font-weight-complex="bold"/>
    </style:style>
    <style:style style:name="T27" style:family="text">
      <style:text-properties fo:font-weight="bold" officeooo:rsid="009330ec" style:font-weight-asian="bold" style:font-weight-complex="bold"/>
    </style:style>
    <style:style style:name="T28" style:family="text">
      <style:text-properties fo:font-weight="bold" fo:background-color="#ffffff" loext:char-shading-value="0" style:font-weight-asian="bold" style:font-weight-complex="bold"/>
    </style:style>
    <style:style style:name="T29" style:family="text">
      <style:text-properties officeooo:rsid="0017829c"/>
    </style:style>
    <style:style style:name="T30" style:family="text">
      <style:text-properties fo:font-style="italic" style:font-style-asian="italic" style:font-style-complex="italic"/>
    </style:style>
    <style:style style:name="T31" style:family="text">
      <style:text-properties fo:font-style="italic" officeooo:rsid="0017829c" style:font-style-asian="italic" style:font-style-complex="italic"/>
    </style:style>
    <style:style style:name="T32" style:family="text">
      <style:text-properties fo:font-style="italic" fo:font-weight="bold" officeooo:rsid="0017829c" style:font-style-asian="italic" style:font-weight-asian="bold" style:font-style-complex="italic" style:font-weight-complex="bold"/>
    </style:style>
    <style:style style:name="T33" style:family="text">
      <style:text-properties fo:font-size="10pt" style:font-size-asian="10pt" style:font-size-complex="10pt"/>
    </style:style>
    <style:style style:name="T34" style:family="text">
      <style:text-properties fo:font-size="10pt" fo:font-weight="bold" style:font-size-asian="10pt" style:font-weight-asian="bold" style:font-size-complex="10pt" style:font-weight-complex="bold"/>
    </style:style>
    <style:style style:name="T35" style:family="text">
      <style:text-properties style:font-name="Noto Mono" fo:font-size="10pt" fo:language="ru" fo:country="RU" fo:font-weight="normal" officeooo:rsid="00e29171" fo:background-color="#ffffff" loext:char-shading-value="0" style:font-size-asian="10pt" style:font-weight-asian="normal" style:font-size-complex="10pt" style:font-weight-complex="normal"/>
    </style:style>
    <style:style style:name="T36" style:family="text">
      <style:text-properties officeooo:rsid="002da807"/>
    </style:style>
    <style:style style:name="T37" style:family="text">
      <style:text-properties officeooo:rsid="0031fcb5"/>
    </style:style>
    <style:style style:name="T38" style:family="text">
      <style:text-properties officeooo:rsid="0035a326"/>
    </style:style>
    <style:style style:name="T39" style:family="text">
      <style:text-properties officeooo:rsid="0037c715"/>
    </style:style>
    <style:style style:name="T40" style:family="text">
      <style:text-properties officeooo:rsid="003a495d"/>
    </style:style>
    <style:style style:name="T41" style:family="text">
      <style:text-properties officeooo:rsid="003b10a1"/>
    </style:style>
    <style:style style:name="T42" style:family="text">
      <style:text-properties officeooo:rsid="003e5ca8"/>
    </style:style>
    <style:style style:name="T43" style:family="text">
      <style:text-properties officeooo:rsid="003fafbc"/>
    </style:style>
    <style:style style:name="T44" style:family="text">
      <style:text-properties officeooo:rsid="004554cf"/>
    </style:style>
    <style:style style:name="T45" style:family="text">
      <style:text-properties officeooo:rsid="00516664"/>
    </style:style>
    <style:style style:name="T46" style:family="text">
      <style:text-properties officeooo:rsid="0051e3c9"/>
    </style:style>
    <style:style style:name="T47" style:family="text">
      <style:text-properties officeooo:rsid="00538891"/>
    </style:style>
    <style:style style:name="T48" style:family="text">
      <style:text-properties officeooo:rsid="00563dff"/>
    </style:style>
    <style:style style:name="T49" style:family="text">
      <style:text-properties officeooo:rsid="00577921"/>
    </style:style>
    <style:style style:name="T50" style:family="text">
      <style:text-properties officeooo:rsid="00580bd0"/>
    </style:style>
    <style:style style:name="T51" style:family="text">
      <style:text-properties officeooo:rsid="00585484"/>
    </style:style>
    <style:style style:name="T52" style:family="text">
      <style:text-properties officeooo:rsid="005fa473"/>
    </style:style>
    <style:style style:name="T53" style:family="text">
      <style:text-properties officeooo:rsid="0067ef87"/>
    </style:style>
    <style:style style:name="T54" style:family="text">
      <style:text-properties officeooo:rsid="00706ce6"/>
    </style:style>
    <style:style style:name="T55" style:family="text">
      <style:text-properties officeooo:rsid="008936b4"/>
    </style:style>
    <style:style style:name="T56" style:family="text">
      <style:text-properties fo:background-color="#ffffff" loext:char-shading-value="0"/>
    </style:style>
    <style:style style:name="T57" style:family="text">
      <style:text-properties officeooo:rsid="00a15c07" fo:background-color="#ffffff" loext:char-shading-value="0"/>
    </style:style>
    <style:style style:name="T58" style:family="text">
      <style:text-properties officeooo:rsid="00b9d63d" fo:background-color="#ffffff" loext:char-shading-value="0"/>
    </style:style>
    <style:style style:name="T59" style:family="text">
      <style:text-properties officeooo:rsid="00bd5166" fo:background-color="#ffffff" loext:char-shading-value="0"/>
    </style:style>
    <style:style style:name="T60" style:family="text">
      <style:text-properties officeooo:rsid="00bf819d" fo:background-color="#ffffff" loext:char-shading-value="0"/>
    </style:style>
    <style:style style:name="T61" style:family="text">
      <style:text-properties officeooo:rsid="00bf9f43" fo:background-color="#ffffff" loext:char-shading-value="0"/>
    </style:style>
    <style:style style:name="T62" style:family="text">
      <style:text-properties officeooo:rsid="00b85276" fo:background-color="#ffffff" loext:char-shading-value="0"/>
    </style:style>
    <style:style style:name="T63" style:family="text">
      <style:text-properties officeooo:rsid="00c9eb65" fo:background-color="#ffffff" loext:char-shading-value="0"/>
    </style:style>
    <style:style style:name="T64" style:family="text">
      <style:text-properties officeooo:rsid="00ce699f" fo:background-color="#ffffff" loext:char-shading-value="0"/>
    </style:style>
    <style:style style:name="T65" style:family="text">
      <style:text-properties officeooo:rsid="00d1b8bd" fo:background-color="#ffffff" loext:char-shading-value="0"/>
    </style:style>
    <style:style style:name="T66" style:family="text">
      <style:text-properties officeooo:rsid="00d78ba7" fo:background-color="#ffffff" loext:char-shading-value="0"/>
    </style:style>
    <style:style style:name="T67" style:family="text">
      <style:text-properties officeooo:rsid="00dcf490" fo:background-color="#ffffff" loext:char-shading-value="0"/>
    </style:style>
    <style:style style:name="T68" style:family="text">
      <style:text-properties officeooo:rsid="00dda142" fo:background-color="#ffffff" loext:char-shading-value="0"/>
    </style:style>
    <style:style style:name="T69" style:family="text">
      <style:text-properties officeooo:rsid="00de7479" fo:background-color="#ffffff" loext:char-shading-value="0"/>
    </style:style>
    <style:style style:name="T70" style:family="text">
      <style:text-properties officeooo:rsid="00df8f95" fo:background-color="#ffffff" loext:char-shading-value="0"/>
    </style:style>
    <style:style style:name="T71" style:family="text">
      <style:text-properties officeooo:rsid="00fb2e89" fo:background-color="#ffffff" loext:char-shading-value="0"/>
    </style:style>
    <style:style style:name="T72" style:family="text">
      <style:text-properties officeooo:rsid="01077946" fo:background-color="#ffffff" loext:char-shading-value="0"/>
    </style:style>
    <style:style style:name="T73" style:family="text">
      <style:text-properties officeooo:rsid="010bee0f" fo:background-color="#ffffff" loext:char-shading-value="0"/>
    </style:style>
    <style:style style:name="T74" style:family="text">
      <style:text-properties officeooo:rsid="010e6421" fo:background-color="#ffffff" loext:char-shading-value="0"/>
    </style:style>
    <style:style style:name="T75" style:family="text">
      <style:text-properties officeooo:rsid="01169b2c" fo:background-color="#ffffff" loext:char-shading-value="0"/>
    </style:style>
    <style:style style:name="T76" style:family="text">
      <style:text-properties officeooo:rsid="011af3ad" fo:background-color="#ffffff" loext:char-shading-value="0"/>
    </style:style>
    <style:style style:name="T77" style:family="text">
      <style:text-properties officeooo:rsid="0126b158" fo:background-color="#ffffff" loext:char-shading-value="0"/>
    </style:style>
    <style:style style:name="T78" style:family="text">
      <style:text-properties officeooo:rsid="01377015" fo:background-color="#ffffff" loext:char-shading-value="0"/>
    </style:style>
    <style:style style:name="T79" style:family="text">
      <style:text-properties fo:color="#c0c0c0"/>
    </style:style>
    <style:style style:name="T80" style:family="text">
      <style:text-properties fo:color="#008000"/>
    </style:style>
    <style:style style:name="T81" style:family="text">
      <style:text-properties officeooo:rsid="00947fcd"/>
    </style:style>
    <style:style style:name="T82" style:family="text">
      <style:text-properties officeooo:rsid="009b354e"/>
    </style:style>
    <style:style style:name="T83" style:family="text">
      <style:text-properties officeooo:rsid="009f075c"/>
    </style:style>
    <style:style style:name="T84" style:family="text">
      <style:text-properties officeooo:rsid="00a3cb26"/>
    </style:style>
    <style:style style:name="T85" style:family="text">
      <style:text-properties officeooo:rsid="00accefc"/>
    </style:style>
    <style:style style:name="T86" style:family="text">
      <style:text-properties officeooo:rsid="00b16bd6"/>
    </style:style>
    <style:style style:name="T87" style:family="text">
      <style:text-properties officeooo:rsid="00b32ee0"/>
    </style:style>
    <style:style style:name="T88" style:family="text">
      <style:text-properties officeooo:rsid="00b410ca"/>
    </style:style>
    <style:style style:name="T89" style:family="text">
      <style:text-properties officeooo:rsid="00cf4e9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2">Литература: </text:p>
      <text:p text:style-name="P1"><text:span text:style-name="T34">SICP </text:span><text:span text:style-name="T33">(</text:span><text:a xlink:type="simple" xlink:href="https://mitpress.mit.edu/sicp/" text:style-name="Internet_20_link" text:visited-style-name="Visited_20_Internet_20_Link"><text:span text:style-name="T33">https://mitpress.mit.edu/sicp/</text:span></text:a><text:span text:style-name="T33">)</text:span></text:p>
      <text:p text:style-name="P102"><text:span text:style-name="T21">Understanding Computation: From Simple Machines to Impossible Programs</text:span> by Tom Stuart</text:p>
      <text:p text:style-name="P103"><text:span text:style-name="T21">Writing an INTERPRETER in go</text:span> by Thorsten Ball (https://interpreterbook.com/)</text:p>
      <text:p text:style-name="P104"/>
      <text:p text:style-name="P105"><text:span text:style-name="T30">SICP</text:span>: хороший академический труд, изобилует теорией и многие не дочитывают его до конца. Язык примеров - <text:span text:style-name="T21">scheme</text:span></text:p>
      <text:p text:style-name="P108"><text:span text:style-name="T30"/></text:p>
      <text:p text:style-name="P108"><text:span text:style-name="T30">Understanding Computation</text:span>: <text:span text:style-name="T29">Очень простай и хорошо написанная книга. Но, по моему мнению, автор начал тему не с той стороны. Языке примеров — </text:span><text:span text:style-name="T22">Ruby</text:span></text:p>
      <text:p text:style-name="P109"><text:span text:style-name="T31"/></text:p>
      <text:p text:style-name="P109"><text:span text:style-name="T31">Writing an INTERPRETER in </text:span><text:span text:style-name="T32">go</text:span><text:span text:style-name="T29">: отличнейшая книга. Автор начинает с разбора строки и идет дальше. Больше всего я буду основываться именно на этой книге. Так же я взял за основу язык </text:span><text:span text:style-name="T22">Monkey</text:span><text:span text:style-name="T29">, который реализовал автор. До этого я реализовал этот язык на C++ и добавил в него некоторые интересные фишки. В общем мне понравился стиль изложения и сам язык. Его оказалось очень легко разобрать и с ним работать.</text:span></text:p>
      <text:p text:style-name="P110"/>
      <text:p text:style-name="P106"/>
      <text:p text:style-name="P2">Начнём с разбора строки. Мы не будет использовать специальные инструменты для этого. Будем использовать исключительно конструкции языка. <text:span text:style-name="T1">Python выбран не случайно. Он позволит не отвлекаться на всякие мелочи, типа контроля памяти и позволяет писать компактный код. К тому ж питон довольно распространённый и простой язык, который можно освоить за пару вечеров. По крайней мере освоить до уровня, необходимого для освоения данный темы.</text:span></text:p>
      <text:p text:style-name="P2"/>
      <text:p text:style-name="P3">Я постараюсь не использовать много питоновских фишек, постараюсь писать код так, что его потом можно будет легко переписать на любом другом языке. </text:p>
      <text:p text:style-name="P3"/>
      <text:p text:style-name="P4">Для начала определим то, что будет входить в язык. Для начала, я думаю, ограничимся числами, строками и простыми операциями, такими как <text:span text:style-name="T21">+</text:span>, <text:span text:style-name="T21">-</text:span>, <text:span text:style-name="T21">*</text:span>, <text:span text:style-name="T21">/. </text:span><text:span text:style-name="T2"><text:s/></text:span><text:span text:style-name="T8">Ещё</text:span><text:span text:style-name="T3"> будет несколько ключевых слов такие как </text:span><text:span text:style-name="T23">let, return, </text:span><text:span text:style-name="T26">end, </text:span><text:span text:style-name="T23">if, else, f</text:span><text:span text:style-name="T24">n</text:span><text:span text:style-name="T23">, true </text:span><text:span text:style-name="T3">и</text:span><text:span text:style-name="T23"> false. </text:span><text:span text:style-name="T4">Кроме того язык </text:span><text:span text:style-name="T7">будет</text:span><text:span text:style-name="T4"> поддерживать имена значений, задаваемых выражением </text:span><text:span text:style-name="T24">let. </text:span><text:span text:style-name="T9">Идентификаторы.</text:span></text:p>
      <text:p text:style-name="P4"><text:span text:style-name="T4"/></text:p>
      <text:p text:style-name="P4"><text:span text:style-name="T5">Опишем эту информацию о токенах. Опишем класс, который будет содержать некоторую информацию о токене</text:span></text:p>
      <text:p text:style-name="P4"><text:span text:style-name="T5"/></text:p>
      <text:p text:style-name="P5"><text:span text:style-name="T2">Создадим файл </text:span><text:span text:style-name="T21">token</text:span><text:span text:style-name="T25">s</text:span><text:span text:style-name="T21">.py</text:span><text:span text:style-name="T2"> и запишем в него: </text:span></text:p>
      <text:p text:style-name="P107"><text:span text:style-name="T2"/></text:p>
      <text:p text:style-name="P5"><text:span text:style-name="T2">class Value(object):</text:span></text:p>
      <text:p text:style-name="P5"><text:span text:style-name="T2"><text:s text:c="4"/>def __init__(self, name ):</text:span></text:p>
      <text:p text:style-name="P5"><text:span text:style-name="T2"><text:s text:c="8"/>self.name_ <text:s/>= name</text:span></text:p>
      <text:p text:style-name="P5"><text:span text:style-name="T2"><text:s text:c="4"/>def name(self):</text:span></text:p>
      <text:p text:style-name="P5"><text:span text:style-name="T2"><text:s text:c="8"/>return self.name_</text:span></text:p>
      <text:p text:style-name="P5"><text:span text:style-name="T2"><text:s text:c="4"/>def __str__(self):</text:span></text:p>
      <text:p text:style-name="P5"><text:span text:style-name="T2"><text:s text:c="8"/>return self.name_</text:span></text:p>
      <text:p text:style-name="P5"><text:span text:style-name="T2"/></text:p>
      <text:p text:style-name="P5"><text:span text:style-name="T2">Тут класс, который содержит в себе имя токена. Кроме того вызов __str__ позволяет питону приводить экземпляр класса к строке. В этом вызове просто возвращаем имя значения. </text:span></text:p>
      <text:p text:style-name="P5"><text:span text:style-name="T2"/></text:p>
      <text:p text:style-name="P6"><text:span text:style-name="T2">Далее создадим класс, который будет </text:span><text:span text:style-name="T6">искать в строке значение и возвращать информацию о токене, которому соответствует это значение. Для этого реализуем структуру данных, которая называется Trie (https://en.wikipedia.org/wiki/Trie) или Префиксное дерево (https://ru.wikipedia.org/wiki/%D0%9F%D1%80%D0%B5%D1%84%D0%B8%D0%BA%D1%81%D0%BD%D0%BE%D0%B5_%D0%B4%D0%B5%D1%80%D0%B5%D0%B2%D0%BE). Ключом такого дерева является строка (а если быть точнее, то любая последовательность), которая разбивается на символы и каждый символ помещается в свой собственный узел. Кстати рекомендую данный ресурс </text:span><text:a xlink:type="simple" xlink:href="https://www.cs.usfca.edu/~galles/visualization/Trie.html" text:style-name="Internet_20_link" text:visited-style-name="Visited_20_Internet_20_Link"><text:span text:style-name="T6">https://www.cs.usfca.edu/~galles/visualization/Trie.html</text:span></text:a><text:span text:style-name="T6"> там можно посмотреть визуально как работают алгоритмы. В том числе и trie. </text:span></text:p>
      <text:p text:style-name="P6"><text:span text:style-name="T6"/></text:p>
      <text:p text:style-name="P7"><text:span text:style-name="T2">Для начала нужно описать класс, в том же самом файле tokens.py</text:span></text:p>
      <text:p text:style-name="P7"><text:soft-page-break/>class Tokenizer(object):</text:p>
      <text:p text:style-name="P7"/>
      <text:p text:style-name="P7"><text:s text:c="4"/>def __init__(self):</text:p>
      <text:p text:style-name="P7"><text:s text:c="8"/>self.values = { }</text:p>
      <text:p text:style-name="P7"/>
      <text:p text:style-name="P7">Класс просто содержит в себе структуру питона словарь (dict).</text:p>
      <text:p text:style-name="P7"/>
      <text:p text:style-name="P7">Чтобы добавить ключ, нужно пройти по всей его длине, найти вхождения всех его символов в уже существующих словарях и добавить то, чего нет.</text:p>
      <text:p text:style-name="P7"/>
      <text:p text:style-name="P7">class Tokenizer(object):</text:p>
      <text:p text:style-name="P7"/>
      <text:p text:style-name="P7"><text:s text:c="4"/>def __init__(self):</text:p>
      <text:p text:style-name="P7"><text:s text:c="8"/>self.values = { }</text:p>
      <text:p text:style-name="P7"/>
      <text:p text:style-name="P7"><text:s text:c="4"/>def set( self, key, value ):</text:p>
      <text:p text:style-name="P7"><text:s text:c="8"/>tmp <text:s/>= self.values<text:tab/># тут в tmp будет ссылка на словарь</text:p>
      <text:p text:style-name="P7"><text:s text:c="8"/>for i in key:<text:tab/><text:tab/></text:p>
      <text:p text:style-name="P7"><text:s text:c="12"/>if not i in tmp: <text:s/># если следующий элемент </text:p>
      <text:p text:style-name="P7"><text:tab/><text:tab/><text:tab/> <text:s text:c="11"/># строки не в текущем словаре</text:p>
      <text:p text:style-name="P7"><text:s text:c="16"/>tmp[i] = { } <text:s/># просто создаем еще один ключ с пустым словарем</text:p>
      <text:p text:style-name="P7"><text:s text:c="12"/>tmp = tmp[i]<text:tab/> # теперь tmp уазывает на следующий нужный узел</text:p>
      <text:p text:style-name="P7"><text:s text:c="8"/>tmp['value'] = value <text:s text:c="2"/># вышли из цикла. Строка закончилась</text:p>
      <text:p text:style-name="P7"><text:tab/><text:tab/><text:tab/><text:tab/><text:tab/> # можно <text:span text:style-name="T36">установить значение </text:span></text:p>
      <text:p text:style-name="P7"><text:s text:c="8"/>return tmp<text:tab/><text:tab/> <text:span text:style-name="T36"># и вернуть ссылку на текущий узел (не обязательно)</text:span></text:p>
      <text:p text:style-name="P7"/>
      <text:p text:style-name="P8">Теперь небольшая демонстрация работы. Добавим строку с одним значением: </text:p>
      <text:p text:style-name="P8"/>
      <text:p text:style-name="P8"><text:s text:c="4"/>t = tokens.Tokenizer( )</text:p>
      <text:p text:style-name="P8"><text:s text:c="4"/>t.set('a', <text:s/>0)</text:p>
      <text:p text:style-name="P8"><text:s text:c="4"/>print(t.values) #развернет таблицу</text:p>
      <text:p text:style-name="P8"/>
      <text:p text:style-name="P9">При исполнение получим следующее: </text:p>
      <text:p text:style-name="P9"><text:tab/>{'a': {'value': 0}}</text:p>
      <text:p text:style-name="P9">то есть один ключ 'a', у которого в значении есть поле 'value' со значением 0. <text:span text:style-name="T37">Теперь немного сложнее. Добавим пару-тройку словаря например: </text:span></text:p>
      <text:p text:style-name="P9"/>
      <text:p text:style-name="P10"><text:s text:c="4"/>t.set('a', <text:s/>0)</text:p>
      <text:p text:style-name="P12"><text:s text:c="4"/>t.set('cat', <text:s/>1)</text:p>
      <text:p text:style-name="P12"><text:s text:c="4"/>t.set('ca', <text:s text:c="2"/>1.<text:span text:style-name="T39">5</text:span>)</text:p>
      <text:p text:style-name="P12"><text:s text:c="4"/>t.set('dog', <text:s/>2)</text:p>
      <text:p text:style-name="P10"><text:s text:c="4"/>t.set('fox', <text:s/>3)</text:p>
      <text:p text:style-name="P10"><text:s text:c="4"/>t.set('fire', 4)</text:p>
      <text:p text:style-name="P10"/>
      <text:p text:style-name="P11">получим на выводе (отформатировал, чтоб лучше <text:span text:style-name="T38">видно </text:span>было <text:span text:style-name="T38">суть</text:span>): </text:p>
      <text:p text:style-name="P11"/>
      <text:p text:style-name="P11">{ </text:p>
      <text:p text:style-name="P10"><text:tab/>'a': { 'value': 0}, </text:p>
      <text:p text:style-name="P10"><text:tab/>'d': { 'o': { 'g': {'value': 2} } }, </text:p>
      <text:p text:style-name="P10"><text:tab/>'f': { 'i': { 'r': { 'e': {'value': 4} } }, </text:p>
      <text:p text:style-name="P10"><text:tab/><text:tab/> 'o': { 'x': {'value': 3} } }, </text:p>
      <text:p text:style-name="P14"><text:tab/>'c': { 'a': { <text:span text:style-name="T40">'value': 1.5, </text:span></text:p>
      <text:p text:style-name="P14"><text:tab/><text:tab/><text:tab/> <text:s/>'t': {'value': 1} } }</text:p>
      <text:p text:style-name="P13">}</text:p>
      <text:p text:style-name="P9"/>
      <text:p text:style-name="P16">Теперь напишем код, который позволит по строке-ключу найти значение, которое мы установили. Назовём вызов 'get'. </text:p>
      <text:p text:style-name="P16"><text:span text:style-name="T41">Нужно пройти по строке, попутно перебираю словарь. Вызов будет возвращать значение ключа и количество символов, которое прошёл, если ключ найден и None в противном случае. </text:span></text:p>
      <text:p text:style-name="P111"><text:s text:c="4"/>def get( self, key ):</text:p>
      <text:p text:style-name="P17"><text:s text:c="8"/>tmp <text:s text:c="3"/>= self.values</text:p>
      <text:p text:style-name="P17"><text:s text:c="8"/>size <text:s text:c="2"/>= 0<text:tab/># значение счетчика </text:p>
      <text:p text:style-name="P17"><text:s text:c="8"/>result = None<text:tab/># промежуточный результат</text:p>
      <text:p text:style-name="P17"><text:s text:c="8"/>for i in key:</text:p>
      <text:p text:style-name="P17"><text:s text:c="12"/>if not i in tmp: break<text:tab/># в текущем словаре ничего нет, <text:span text:style-name="T45">выходим</text:span></text:p>
      <text:p text:style-name="P17"><text:s text:c="12"/>tmp <text:s/>= tmp[i]<text:tab/><text:tab/># иначе переходим к следующему</text:p>
      <text:p text:style-name="P17"><text:s text:c="12"/>size = size + 1<text:tab/><text:tab/></text:p>
      <text:p text:style-name="P17"><text:s text:c="12"/>if 'value' in tmp:<text:tab/># в словаре есть значение, </text:p>
      <text:p text:style-name="P18"><text:s text:c="16"/>result = tmp<text:tab/><text:tab/># запоминаем словарь</text:p>
      <text:p text:style-name="P17"><text:s text:c="8"/>return (result['value'], size) if result else <text:span text:style-name="T44">(</text:span>None,<text:span text:style-name="T44"> 0)</text:span> <text:span text:style-name="T43"># вернем</text:span></text:p>
      <text:p text:style-name="P17"/>
      <text:p text:style-name="P17"/>
      <text:p text:style-name="P30">Метод get возвращает кортеж из 2 значений. Первое поле кортежа — это значение, которое нашёл алгоритм, второе значение — <text:span text:style-name="T52">длина найденного ключа. (token, size)</text:span></text:p>
      <text:p text:style-name="P30"><text:s/></text:p>
      <text:p text:style-name="P20">Конструкция <text:span text:style-name="T42">(result['value'], size) if result else (None, 0) </text:span>это очень удобный способ записать условие: </text:p>
      <text:p text:style-name="P19"/>
      <text:p text:style-name="P19">if result:</text:p>
      <text:p text:style-name="P19"><text:tab/>return <text:span text:style-name="T42">(result['value'], size)</text:span></text:p>
      <text:p text:style-name="P19">else:</text:p>
      <text:p text:style-name="P21"><text:tab/>return <text:span text:style-name="T44">(None, 0)</text:span></text:p>
      <text:p text:style-name="P15"/>
      <text:p text:style-name="P19">Такой конструкцией я буду часто пользоваться. </text:p>
      <text:p text:style-name="P19"/>
      <text:p text:style-name="P24">Почему алгоритм при нахождении первого вхождения слова <text:span text:style-name="T46">(if 'value' in tmp)</text:span> не возвращает результат? Тут все очень просто. Алгоритм "жадный" и будет искать самое длинное вхождение в словарь. Например, если токенайзер содержит ключи '=' и '==' то при строке, например '== ...' он 2 раза подряд найдёт символ '=', вместо одного '=='</text:p>
      <text:p text:style-name="P22"/>
      <text:p text:style-name="P23">И на этом все. Класс Tokenizer готов. <text:span text:style-name="T47">Можно заполнить его некоторыми значениями и попробовать в деле. </text:span></text:p>
      <text:p text:style-name="P23"/>
      <text:p text:style-name="P25">Создадим экземпляр класса и добавим в него ключевые слова из нашего языка. <text:span text:style-name="T48">В качестве значения будут те же самые ключи. Например:</text:span></text:p>
      <text:p text:style-name="P25"/>
      <text:p text:style-name="P26"><text:s text:c="4"/>t = tokens.Tokenizer( )</text:p>
      <text:p text:style-name="P26"><text:s text:c="4"/>t.set('if', <text:s text:c="4"/>'IF')</text:p>
      <text:p text:style-name="P26"><text:s text:c="4"/>t.set('else', <text:s text:c="2"/>'ELSE')</text:p>
      <text:p text:style-name="P26"><text:s text:c="4"/>t.set('let', <text:s text:c="3"/>'LET')</text:p>
      <text:p text:style-name="P26"><text:s text:c="4"/>t.set('return', 'RETURN')</text:p>
      <text:p text:style-name="P29"><text:s text:c="4"/>t.set('=', <text:s text:c="5"/>'ASSIGN')</text:p>
      <text:p text:style-name="P29"><text:s text:c="4"/>t.set('==', <text:s text:c="4"/>'EQUAL')</text:p>
      <text:p text:style-name="P29"><text:s text:c="4"/>t.set('===', <text:s text:c="3"/>'DEEPEQUAL')</text:p>
      <text:p text:style-name="P29"/>
      <text:p text:style-name="P29"><text:s text:c="4"/>string = 'if else let return === = =='</text:p>
      <text:p text:style-name="P26"><text:s text:c="4"/>while len(string):</text:p>
      <text:p text:style-name="P26"><text:s text:c="8"/>next = t.get(string)</text:p>
      <text:p text:style-name="P26"><text:s text:c="8"/>print(next<text:span text:style-name="T50">[0]</text:span>)<text:tab/></text:p>
      <text:p text:style-name="P26"><text:s text:c="8"/>string = string[next[1]:] <text:span text:style-name="T53"># удалим из строки ключ</text:span></text:p>
      <text:p text:style-name="P26"/>
      <text:p text:style-name="P27">Тут создаётся строка, которая содержит последовательность значений <text:s/>if, else, let, return, <text:span text:style-name="T51">===, =, ==</text:span>. <text:span text:style-name="T49">Через пробелы. Далее, когда токенайзер находит следующее значение, строка усекается на размер найденного ключа (). Результат запуска такого кода будет следующий</text:span></text:p>
      <text:p text:style-name="P28"><text:tab/><text:span text:style-name="T51">IF</text:span></text:p>
      <text:p text:style-name="P29"><text:tab/>SPACE</text:p>
      <text:p text:style-name="P29"><text:tab/>ELSE</text:p>
      <text:p text:style-name="P29"><text:tab/>SPACE</text:p>
      <text:p text:style-name="P29"><text:tab/>LET</text:p>
      <text:p text:style-name="P29"><text:soft-page-break/><text:tab/>SPACE</text:p>
      <text:p text:style-name="P29"><text:tab/>RETURN</text:p>
      <text:p text:style-name="P29"><text:tab/>SPACE</text:p>
      <text:p text:style-name="P29"><text:tab/>DEEPEQUAL</text:p>
      <text:p text:style-name="P29"><text:tab/>SPACE</text:p>
      <text:p text:style-name="P29"><text:tab/>ASSIGN</text:p>
      <text:p text:style-name="P29"><text:tab/>SPACE</text:p>
      <text:p text:style-name="P29"><text:tab/>EQUAL</text:p>
      <text:p text:style-name="P29">то то есть токенайзер выдал все значения, которые нашёл. Ура. Теперь стоит преступить к следующей фазе разбора текста.</text:p>
      <text:p text:style-name="P25"/>
      <text:p text:style-name="P31">Лексер.</text:p>
      <text:p text:style-name="P31"/>
      <text:p text:style-name="P32">Следующая фаза разбора текста и превращение его в язык — это лексический разбор. <text:span text:style-name="T54">Лексер читает всю строку и возвращает массив всех токенов и их литералов. Литерал — это строковое значение токена. Например у нас есть токен INTEGER, который говорит нашему анализатору, что это некое число. Литералом же этого токена будет строковое значение, например "12345". </text:span></text:p>
      <text:p text:style-name="P31"/>
      <text:p text:style-name="P33">Часть лексера уже была описана в предыдущем разделе. Алгоритм довольно простой. Пока в строке что-то есть, читаем следующий токен. </text:p>
      <text:p text:style-name="P33"/>
      <text:p text:style-name="P37">Сначала прикинем как у нас будет выглядеть язык, и какие токены нужны для его разбора.</text:p>
      <text:p text:style-name="P34"/>
      <text:p text:style-name="P35">Теперь нужно описать имена токенов. <text:span text:style-name="T82">Пусть они будет </text:span>простыми строками. В файле <text:span text:style-name="T21">tokens.py</text:span> добавим значения. </text:p>
      <text:p text:style-name="P35"/>
      <text:p text:style-name="P117"><text:span text:style-name="T56">LET</text:span><text:span text:style-name="T79"> <text:s text:c="8"/></text:span>=<text:span text:style-name="T79"> </text:span><text:span text:style-name="T80">'LET'</text:span></text:p>
      <text:p text:style-name="P119"><text:span text:style-name="T56">RETURN</text:span><text:span text:style-name="T79"> <text:s text:c="5"/></text:span>=<text:span text:style-name="T79"> </text:span><text:span text:style-name="T80">'RETURN'</text:span></text:p>
      <text:p text:style-name="P119"><text:span text:style-name="T56">FN</text:span><text:span text:style-name="T79"> <text:s text:c="9"/></text:span>=<text:span text:style-name="T79"> </text:span><text:span text:style-name="T80">'FN'</text:span></text:p>
      <text:p text:style-name="P119"><text:span text:style-name="T56">IF</text:span><text:span text:style-name="T79"> <text:s text:c="9"/></text:span>=<text:span text:style-name="T79"> </text:span><text:span text:style-name="T80">'IF'</text:span></text:p>
      <text:p text:style-name="P119"><text:span text:style-name="T56">ELSE</text:span><text:span text:style-name="T79"> <text:s text:c="7"/></text:span>=<text:span text:style-name="T79"> </text:span><text:span text:style-name="T80">'ELSE'</text:span></text:p>
      <text:p text:style-name="P119"><text:span text:style-name="T56">FALSE</text:span><text:span text:style-name="T79"> <text:s text:c="6"/></text:span>=<text:span text:style-name="T79"> </text:span><text:span text:style-name="T80">'FALSE'</text:span></text:p>
      <text:p text:style-name="P119"><text:span text:style-name="T56">TRUE</text:span><text:span text:style-name="T79"> <text:s text:c="7"/></text:span>=<text:span text:style-name="T79"> </text:span><text:span text:style-name="T80">'TRUE'</text:span></text:p>
      <text:p text:style-name="P118"><text:span text:style-name="T56">END</text:span><text:span text:style-name="T79"> <text:s text:c="8"/></text:span>=<text:span text:style-name="T79"> </text:span><text:span text:style-name="T80">'END'</text:span></text:p>
      <text:p text:style-name="P119"><text:span text:style-name="T56">ASSIGN</text:span><text:span text:style-name="T79"> <text:s text:c="5"/></text:span>=<text:span text:style-name="T79"> </text:span><text:span text:style-name="T80">'ASSIGN'</text:span></text:p>
      <text:p text:style-name="P119"><text:span text:style-name="T56">EQ</text:span><text:span text:style-name="T79"> <text:s text:c="9"/></text:span>=<text:span text:style-name="T79"> </text:span><text:span text:style-name="T80">'EQ'</text:span></text:p>
      <text:p text:style-name="P119"><text:span text:style-name="T56">NOT_EQ</text:span><text:span text:style-name="T79"> <text:s text:c="5"/></text:span>=<text:span text:style-name="T79"> </text:span><text:span text:style-name="T80">'NOT_EQ'</text:span></text:p>
      <text:p text:style-name="P119"><text:span text:style-name="T56">LESS</text:span><text:span text:style-name="T79"> <text:s text:c="7"/></text:span>=<text:span text:style-name="T79"> </text:span><text:span text:style-name="T80">'LESS'</text:span></text:p>
      <text:p text:style-name="P119"><text:span text:style-name="T56">GREATER</text:span><text:span text:style-name="T79"> <text:s text:c="4"/></text:span>=<text:span text:style-name="T79"> </text:span><text:span text:style-name="T80">'GREATER'</text:span></text:p>
      <text:p text:style-name="P119"><text:span text:style-name="T56">LESS_EQ</text:span><text:span text:style-name="T79"> <text:s text:c="4"/></text:span>=<text:span text:style-name="T79"> </text:span><text:span text:style-name="T80">'LESS_EQ'</text:span></text:p>
      <text:p text:style-name="P119"><text:span text:style-name="T56">GREATER_EQ</text:span><text:span text:style-name="T79"> <text:s/></text:span>=<text:span text:style-name="T79"> </text:span><text:span text:style-name="T80">'GREATER_EQ'</text:span></text:p>
      <text:p text:style-name="P119"><text:span text:style-name="T56">PLUS</text:span><text:span text:style-name="T79"> <text:s text:c="7"/></text:span>=<text:span text:style-name="T79"> </text:span><text:span text:style-name="T80">'PLUS'</text:span></text:p>
      <text:p text:style-name="P119"><text:span text:style-name="T56">MINUS</text:span><text:span text:style-name="T79"> <text:s text:c="6"/></text:span>=<text:span text:style-name="T79"> </text:span><text:span text:style-name="T80">'MINUS'</text:span></text:p>
      <text:p text:style-name="P119"><text:span text:style-name="T56">ASTERISK</text:span><text:span text:style-name="T79"> <text:s text:c="3"/></text:span>=<text:span text:style-name="T79"> </text:span><text:span text:style-name="T80">'ASTERISK'</text:span></text:p>
      <text:p text:style-name="P119"><text:span text:style-name="T56">SLASH</text:span><text:span text:style-name="T79"> <text:s text:c="6"/></text:span>=<text:span text:style-name="T79"> </text:span><text:span text:style-name="T80">'SLASH'</text:span></text:p>
      <text:p text:style-name="P119"><text:span text:style-name="T56">BANG</text:span><text:span text:style-name="T79"> <text:s text:c="7"/></text:span>=<text:span text:style-name="T79"> </text:span><text:span text:style-name="T80">'BANG'</text:span></text:p>
      <text:p text:style-name="P119"><text:span text:style-name="T56">COMMA</text:span><text:span text:style-name="T79"> <text:s text:c="6"/></text:span>=<text:span text:style-name="T79"> </text:span><text:span text:style-name="T80">'COMMA'</text:span></text:p>
      <text:p text:style-name="P119"><text:span text:style-name="T56">COLON</text:span><text:span text:style-name="T79"> <text:s text:c="6"/></text:span>=<text:span text:style-name="T79"> </text:span><text:span text:style-name="T80">'COLON'</text:span></text:p>
      <text:p text:style-name="P119"><text:span text:style-name="T56">SEMICOLON</text:span><text:span text:style-name="T79"> <text:s text:c="2"/></text:span>=<text:span text:style-name="T79"> </text:span><text:span text:style-name="T80">'SEMICOLON'</text:span></text:p>
      <text:p text:style-name="P119"><text:span text:style-name="T56">LPAREN</text:span><text:span text:style-name="T79"> <text:s text:c="5"/></text:span>=<text:span text:style-name="T79"> </text:span><text:span text:style-name="T80">'LPAREN'</text:span></text:p>
      <text:p text:style-name="P119"><text:span text:style-name="T56">RPAREN</text:span><text:span text:style-name="T79"> <text:s text:c="5"/></text:span>=<text:span text:style-name="T79"> </text:span><text:span text:style-name="T80">'RPAREN'</text:span></text:p>
      <text:p text:style-name="P119"><text:span text:style-name="T56">LBRACE</text:span><text:span text:style-name="T79"> <text:s text:c="5"/></text:span>=<text:span text:style-name="T79"> </text:span><text:span text:style-name="T80">'LBRACE'</text:span></text:p>
      <text:p text:style-name="P119"><text:span text:style-name="T56">RBRACE</text:span><text:span text:style-name="T79"> <text:s text:c="5"/></text:span>=<text:span text:style-name="T79"> </text:span><text:span text:style-name="T80">'RBRACE'</text:span></text:p>
      <text:p text:style-name="P119"><text:span text:style-name="T56">LBRACKET</text:span><text:span text:style-name="T79"> <text:s text:c="3"/></text:span>=<text:span text:style-name="T79"> </text:span><text:span text:style-name="T80">'LBRACKET'</text:span></text:p>
      <text:p text:style-name="P118"><text:span text:style-name="T56">RBRACKET</text:span><text:span text:style-name="T79"> <text:s text:c="3"/></text:span>=<text:span text:style-name="T79"> </text:span><text:span text:style-name="T80">'RBRACKET'</text:span></text:p>
      <text:p text:style-name="P119"><text:span text:style-name="T56">STRING</text:span><text:span text:style-name="T79"> <text:s text:c="5"/></text:span>=<text:span text:style-name="T79"> </text:span><text:span text:style-name="T80">'STRING'</text:span></text:p>
      <text:p text:style-name="P119"><text:span text:style-name="T56">NUMBER</text:span><text:span text:style-name="T79"> <text:s text:c="5"/></text:span>=<text:span text:style-name="T79"> </text:span><text:span text:style-name="T80">'NUMBER'</text:span></text:p>
      <text:p text:style-name="P119"><text:soft-page-break/><text:span text:style-name="T56">IDENT</text:span><text:span text:style-name="T79"> <text:s text:c="6"/></text:span>=<text:span text:style-name="T79"> </text:span><text:span text:style-name="T80">'IDENT'</text:span></text:p>
      <text:p text:style-name="P119"><text:span text:style-name="T56">EOF</text:span><text:span text:style-name="T79"> <text:s text:c="8"/></text:span>=<text:span text:style-name="T79"> </text:span><text:span text:style-name="T80">'EOF'</text:span></text:p>
      <text:p text:style-name="P35"/>
      <text:p text:style-name="P36"/>
      <text:p text:style-name="P38">Да, совсем простое описание "<text:span text:style-name="T55">в лоб</text:span>". <text:span text:style-name="T55">Не оптимально, но задача оптимизации не стоит. Важно, чтоб было все наглядно и просто. Питон позволяет такие вещи сделать более красиво, использую инструменты языка. И того 36 значений токенов, которые понадобятся для разбора строки и построения будущего языка. </text:span></text:p>
      <text:p text:style-name="P38"/>
      <text:p text:style-name="P39">Теперь создадим файл <text:span text:style-name="T21">lexer.py</text:span><text:span text:style-name="T2">, который будет содержать код лексера. </text:span><text:span text:style-name="T10">Называться он будет, внезапно, </text:span><text:span text:style-name="T27">Lexer.</text:span></text:p>
      <text:p text:style-name="P40"/>
      <text:p text:style-name="P41">Класс будет заполнять токенайзер, значениями, которые нужно будет сопоставить с конкретными именами токенов. Кроме того, лексер будет пропускать все пробелы, потому что пробелы не будут играть роли в синтаксиса языка. Для начала создадим класс и заполним в его конструкторе.</text:p>
      <text:p text:style-name="P41"/>
      <text:p text:style-name="P42">class Lexer(object):</text:p>
      <text:p text:style-name="P42"/>
      <text:p text:style-name="P42"><text:s text:c="4"/>def __init__(self):</text:p>
      <text:p text:style-name="P42"><text:s text:c="8"/>self.tknz = tokens.Tokenizer( )</text:p>
      <text:p text:style-name="P42"><text:s text:c="8"/>self.tknz.set('fn', <text:s text:c="4"/>(tokens.FN, <text:s text:c="8"/>True ) )</text:p>
      <text:p text:style-name="P42"><text:s text:c="8"/>self.tknz.set('return', (tokens.RETURN, <text:s text:c="4"/>True ) )</text:p>
      <text:p text:style-name="P42"><text:s text:c="8"/>self.tknz.set('let', <text:s text:c="3"/>(tokens.LET, <text:s text:c="7"/>True ) )</text:p>
      <text:p text:style-name="P42"><text:s text:c="8"/>self.tknz.set('if', <text:s text:c="4"/>(tokens.IF, <text:s text:c="8"/>True ) )</text:p>
      <text:p text:style-name="P42"><text:s text:c="8"/>self.tknz.set('else', <text:s text:c="2"/>(tokens.ELSE, <text:s text:c="6"/>True ) )</text:p>
      <text:p text:style-name="P42"><text:s text:c="8"/>self.tknz.set('false', <text:s/>(tokens.FALSE, <text:s text:c="5"/>True ) )</text:p>
      <text:p text:style-name="P42"><text:s text:c="8"/>self.tknz.set('true', <text:s text:c="2"/>(tokens.TRUE, <text:s text:c="6"/>True ) )</text:p>
      <text:p text:style-name="P42"><text:s text:c="8"/>self.tknz.set('end', <text:s text:c="3"/>(tokens.END, <text:s text:c="7"/>True ) )</text:p>
      <text:p text:style-name="P42"/>
      <text:p text:style-name="P42"><text:s text:c="8"/>self.tknz.set('=', <text:s text:c="5"/>(tokens.ASSIGN, <text:s text:c="4"/>False) )</text:p>
      <text:p text:style-name="P42"><text:s text:c="8"/>self.tknz.set('&lt;', <text:s text:c="5"/>(tokens.LESS, <text:s text:c="6"/>False) )</text:p>
      <text:p text:style-name="P42"><text:s text:c="8"/>self.tknz.set('&gt;', <text:s text:c="5"/>(tokens.GREATER, <text:s text:c="3"/>False) )</text:p>
      <text:p text:style-name="P42"><text:s text:c="8"/>self.tknz.set('&lt;=', <text:s text:c="4"/>(tokens.LESS_EQ, <text:s text:c="3"/>False) )</text:p>
      <text:p text:style-name="P42"><text:s text:c="8"/>self.tknz.set('&gt;=', <text:s text:c="4"/>(tokens.GREATER_EQ, False) )</text:p>
      <text:p text:style-name="P42"><text:s text:c="8"/>self.tknz.set('==', <text:s text:c="4"/>(tokens.EQ, <text:s text:c="8"/>False) )</text:p>
      <text:p text:style-name="P42"><text:s text:c="8"/>self.tknz.set('!=', <text:s text:c="4"/>(tokens.NOT_EQ, <text:s text:c="4"/>False) )</text:p>
      <text:p text:style-name="P42"><text:s text:c="8"/>self.tknz.set('+', <text:s text:c="5"/>(tokens.PLUS, <text:s text:c="6"/>False) )</text:p>
      <text:p text:style-name="P42"><text:s text:c="8"/>self.tknz.set('-', <text:s text:c="5"/>(tokens.MINUS, <text:s text:c="5"/>False) )</text:p>
      <text:p text:style-name="P42"><text:s text:c="8"/>self.tknz.set('*', <text:s text:c="5"/>(tokens.ASTERISK, <text:s text:c="2"/>False) )</text:p>
      <text:p text:style-name="P42"><text:s text:c="8"/>self.tknz.set('/', <text:s text:c="5"/>(tokens.SLASH, <text:s text:c="5"/>False) )</text:p>
      <text:p text:style-name="P42"><text:s text:c="8"/>self.tknz.set('!', <text:s text:c="5"/>(tokens.BANG, <text:s text:c="6"/>False) )</text:p>
      <text:p text:style-name="P42"><text:s text:c="8"/>self.tknz.set(',', <text:s text:c="5"/>(tokens.COMMA, <text:s text:c="5"/>False) )</text:p>
      <text:p text:style-name="P42"><text:s text:c="8"/>self.tknz.set(':', <text:s text:c="5"/>(tokens.COLON, <text:s text:c="5"/>False) )</text:p>
      <text:p text:style-name="P42"><text:s text:c="8"/>self.tknz.set(';', <text:s text:c="5"/>(tokens.SEMICOLON, <text:s/>False) )</text:p>
      <text:p text:style-name="P42"/>
      <text:p text:style-name="P42"><text:s text:c="8"/>self.tknz.set('(', <text:s text:c="5"/>(tokens.LPAREN, <text:s text:c="4"/>False) )</text:p>
      <text:p text:style-name="P42"><text:s text:c="8"/>self.tknz.set(')', <text:s text:c="5"/>(tokens.RPAREN, <text:s text:c="4"/>False) )</text:p>
      <text:p text:style-name="P42"/>
      <text:p text:style-name="P42"><text:s text:c="8"/>self.tknz.set('{', <text:s text:c="5"/>(tokens.LBRACE, <text:s text:c="4"/>False) )</text:p>
      <text:p text:style-name="P42"><text:s text:c="8"/>self.tknz.set('}', <text:s text:c="5"/>(tokens.RBRACE, <text:s text:c="4"/>False) )</text:p>
      <text:p text:style-name="P42"/>
      <text:p text:style-name="P42"><text:s text:c="8"/>self.tknz.set('[', <text:s text:c="5"/>(tokens.LBRACKET, <text:s text:c="2"/>False) )</text:p>
      <text:p text:style-name="P42"><text:s text:c="8"/>self.tknz.set(']', <text:s text:c="5"/>(tokens.RBRACKET, <text:s text:c="2"/>False) )</text:p>
      <text:p text:style-name="P42"/>
      <text:p text:style-name="P43">тут класс <text:span text:style-name="T81">Lexer </text:span>будет содержать поле <text:span text:style-name="T81">tknz </text:span>это и есть токенайзер из прошлого раздела, далее он заполняется значениями. Некоторой строке сопоставляется знаяение. Значение в данном случае это кортеж, который содержит 1) имя токена, 2) значение bool типа. Второе значение нам понадобиться для того, чтобы отличать ключевое слово, такое как например 'let' от имени идентификатора, например 'let1'. <text:span text:style-name="T83">Но пока это не важно.</text:span></text:p>
      <text:p text:style-name="P43"/>
      <text:p text:style-name="P112">Принцип работы: </text:p>
      <text:p text:style-name="P44">На вход подаётся строка. </text:p>
      <text:p text:style-name="P44">От неё отрезаются все ведущие пробелы.</text:p>
      <text:p text:style-name="P44">И пока строка имеет длину больше, чем 0 (то есть не пустая), читается следующий токен. </text:p>
      <text:p text:style-name="P44">Если токен найден, то в список результата заносится его значение и литерал</text:p>
      <text:p text:style-name="P44">Если не найден и строка начинается с цифры, то мы попали на число. Читаем число и добавляем токен с именем <text:span text:style-name="T56">NUMBER и строкой, содержащей это число</text:span></text:p>
      <text:p text:style-name="P44"><text:span text:style-name="T56">Если строка начинается с символа, которой может быть частью идентификатора, то читаем идентификатор и добавляем токен IDENT</text:span></text:p>
      <text:p text:style-name="P44"><text:span text:style-name="T56">Если строка начинается с символа двойной кавычки — читаем строку до следующй двойной кавычки и добавляем токен STRING</text:span></text:p>
      <text:p text:style-name="P45"><text:span text:style-name="T56"/></text:p>
      <text:p text:style-name="P46"><text:span text:style-name="T56">Вот такой небольшой алгоритм нужно описать на языке python. Метод, который будет <text:s/>все это делать будет называться get и на вход он будет принимать строку, которую нужно будет разбить. </text:span><text:span text:style-name="T57">Но для начала следует добавить один вспомогательный метод, который будет называться <text:s/>skip_whitespaces. Будет принимать строку и отрезать от неё ведущие пробелы. Я не буду пользоваться встроенными методами языка python типа lstrip или strip. </text:span></text:p>
      <text:p text:style-name="P46"><text:span text:style-name="T57"/></text:p>
      <text:p text:style-name="P47"><text:span text:style-name="T56"><text:s text:c="4"/>def skip_whitespaces(self, input):</text:span></text:p>
      <text:p text:style-name="P47"><text:span text:style-name="T56"><text:s text:c="8"/>size = 0</text:span></text:p>
      <text:p text:style-name="P47"><text:span text:style-name="T56"><text:s text:c="8"/>while len(input) &gt; size and input[size].isspace( ):</text:span></text:p>
      <text:p text:style-name="P47"><text:span text:style-name="T56"><text:s text:c="12"/>size = size + 1</text:span></text:p>
      <text:p text:style-name="P47"><text:span text:style-name="T56"><text:s text:c="8"/>return input[size:]</text:span></text:p>
      <text:p text:style-name="P45"><text:span text:style-name="T56"/></text:p>
      <text:p text:style-name="P47"><text:span text:style-name="T56">Теперь первый вариант метода get может выглядеть вот как-то так</text:span></text:p>
      <text:p text:style-name="P47"><text:span text:style-name="T56"/></text:p>
      <text:p text:style-name="P47"><text:span text:style-name="T56"><text:s text:c="4"/>def get( self, input ):</text:span></text:p>
      <text:p text:style-name="P47"><text:span text:style-name="T56"><text:s text:c="8"/>result = []<text:tab/><text:tab/># список результат </text:span></text:p>
      <text:p text:style-name="P47"><text:span text:style-name="T56"><text:s text:c="8"/>input = self.skip_whitespaces(input) # </text:span></text:p>
      <text:p text:style-name="P47"><text:span text:style-name="T56"><text:s text:c="8"/>while len(input):</text:span></text:p>
      <text:p text:style-name="P47"><text:span text:style-name="T56"><text:s text:c="12"/>next = self.tknz.get(input)</text:span></text:p>
      <text:p text:style-name="P47"><text:span text:style-name="T56"><text:s text:c="12"/>if next[0]:</text:span></text:p>
      <text:p text:style-name="P47"><text:span text:style-name="T56"><text:s text:c="16"/>result.append( Token( next[0][0], <text:s/>input[0:next[1]] ) )</text:span></text:p>
      <text:p text:style-name="P47"><text:span text:style-name="T56"><text:s text:c="16"/>input = input[next[1]</text:span><text:span text:style-name="T60">:</text:span><text:span text:style-name="T56">]</text:span></text:p>
      <text:p text:style-name="P50"><text:span text:style-name="T56"><text:s text:c="12"/>else:</text:span></text:p>
      <text:p text:style-name="P50"><text:span text:style-name="T56"><text:s text:c="16"/>raise LexerError("Unexpecteded symbol '{0}'".format(input[0]) )</text:span></text:p>
      <text:p text:style-name="P50"><text:span text:style-name="T56"/></text:p>
      <text:p text:style-name="P50"><text:span text:style-name="T56"><text:s text:c="12"/>input = self.skip_whitespaces(input)</text:span></text:p>
      <text:p text:style-name="P50"><text:span text:style-name="T56"/></text:p>
      <text:p text:style-name="P50"><text:span text:style-name="T56"><text:s text:c="8"/>return result</text:span></text:p>
      <text:p text:style-name="P50"><text:span text:style-name="T56"/></text:p>
      <text:p text:style-name="P66"><text:span text:style-name="T56">Запись </text:span><text:span text:style-name="T57">input[next[1]:] </text:span><text:span text:style-name="T56">откусывает отстроки первые </text:span><text:span text:style-name="T57">next[1] </text:span><text:span text:style-name="T56">символов и возвращает новую строку. В </text:span><text:span text:style-name="T57">next[1] </text:span><text:span text:style-name="T56">у нас количество символов, которое токенайзер использовал для получения значения из дерева. То есть просто длина значения.</text:span></text:p>
      <text:p text:style-name="P66"><text:span text:style-name="T56">Запись </text:span><text:span text:style-name="T57">input[0:next[1]] </text:span><text:span text:style-name="T56">наоборот возвращает строку содержащую символы от 0 до </text:span><text:span text:style-name="T57">next[1], </text:span><text:span text:style-name="T56">то есть литерал найденного токена.</text:span></text:p>
      <text:p text:style-name="P50"><text:span text:style-name="T56"/></text:p>
      <text:p text:style-name="P65"><text:span text:style-name="T56">В конце каждой итерации следует избавляться от пробелов в начале строки. Так, если код программы оканчивается серией пробелов, данный код их очистит и на следующий итерации строка уже будет пустой и читать в ней будет нечего.</text:span></text:p>
      <text:p text:style-name="P65"><text:span text:style-name="T56"/></text:p>
      <text:p text:style-name="P50"><text:span text:style-name="T56">Да, кстати все ошибки будут исключениями, </text:span><text:span text:style-name="T59">потому</text:span><text:span text:style-name="T56"> как это избавит код от многих проверок на невалидные значения и сделает его более наглядным. LexerError это очень простой класс-наследник от Exception, который будет описан опять же в lexer.py следующим образом:</text:span></text:p>
      <text:p text:style-name="P50"><text:span text:style-name="T56"/></text:p>
      <text:p text:style-name="P50">class LexerError(Exception):</text:p>
      <text:p text:style-name="P50"><text:s text:c="4"/>def __init__(self, value):</text:p>
      <text:p text:style-name="P50"><text:s text:c="8"/>self.value = value</text:p>
      <text:p text:style-name="P50"><text:s text:c="4"/>def __str__(self):</text:p>
      <text:p text:style-name="P50"><text:soft-page-break/><text:s text:c="8"/>return 'lexer error: ' + repr(self.value)</text:p>
      <text:p text:style-name="P50"/>
      <text:p text:style-name="P50">Кроме того в методе get <text:span text:style-name="T84">используется</text:span> некий класс <text:span text:style-name="T57">Token. </text:span><text:span text:style-name="T56">Это тоже довольно простой класс, который и содержит в себе имя токена и значение его литерала. Описан он в этом же классе и выглядит вот так: </text:span></text:p>
      <text:p text:style-name="P50"><text:span text:style-name="T56"/></text:p>
      <text:p text:style-name="P50">class Token(object):</text:p>
      <text:p text:style-name="P50"><text:s text:c="4"/>def __init__(self, value, literal):</text:p>
      <text:p text:style-name="P50"><text:s text:c="8"/>self.value_ = value</text:p>
      <text:p text:style-name="P50"><text:s text:c="8"/>self.literal_ = literal</text:p>
      <text:p text:style-name="P50"><text:s text:c="4"/>def value(self):</text:p>
      <text:p text:style-name="P50"><text:s text:c="8"/>return self.value_</text:p>
      <text:p text:style-name="P50"><text:s text:c="4"/>def literal(self):</text:p>
      <text:p text:style-name="P50"><text:s text:c="8"/>return self.literal_</text:p>
      <text:p text:style-name="P50"><text:s text:c="4"/>def __str__(self):</text:p>
      <text:p text:style-name="P50"><text:s text:c="8"/>return '{0}({1})'.format(str(self.value( )), self.literal_)</text:p>
      <text:p text:style-name="P50"/>
      <text:p text:style-name="P50"/>
      <text:p text:style-name="P53">Чтобы проверить, что же такое получилось, нужно подать на вход с валидными токенами. Например: </text:p>
      <text:p text:style-name="P53"/>
      <text:p text:style-name="P53"><text:s text:c="4"/>lex = lexer.Lexer( )</text:p>
      <text:p text:style-name="P53"><text:s text:c="4"/>input = ' let, return ( )&lt;&gt;{} if else end fn'</text:p>
      <text:p text:style-name="P53"><text:s text:c="4"/>res = lex.get(input)</text:p>
      <text:p text:style-name="P53"><text:s text:c="4"/>for r in res:</text:p>
      <text:p text:style-name="P53"><text:s text:c="8"/>print<text:span text:style-name="T85">(r)</text:span></text:p>
      <text:p text:style-name="P53"/>
      <text:p text:style-name="P54">В результате получится следующее: </text:p>
      <text:p text:style-name="P54"/>
      <text:p text:style-name="P54"><text:tab/>LET("let")</text:p>
      <text:p text:style-name="P54"><text:tab/>COMMA(",")</text:p>
      <text:p text:style-name="P54"><text:tab/>RETURN("return")</text:p>
      <text:p text:style-name="P54"><text:tab/>LPAREN("(")</text:p>
      <text:p text:style-name="P54"><text:tab/>RPAREN(")")</text:p>
      <text:p text:style-name="P54"><text:tab/>LESS("&lt;")</text:p>
      <text:p text:style-name="P54"><text:tab/>GREATER("&gt;")</text:p>
      <text:p text:style-name="P54"><text:tab/>LBRACE("{")</text:p>
      <text:p text:style-name="P54"><text:tab/>RBRACE("}")</text:p>
      <text:p text:style-name="P54"><text:tab/>IF("if")</text:p>
      <text:p text:style-name="P54"><text:tab/>ELSE("else")</text:p>
      <text:p text:style-name="P54"><text:tab/>IDENT("end")</text:p>
      <text:p text:style-name="P54"><text:tab/>FN("fn")</text:p>
      <text:p text:style-name="P54"/>
      <text:p text:style-name="P55">Ура. Теперь следует перейти к следующим случаям лексинга. К случаям, когда токенайзер не смог найти ни один токен в строке. И начнём с самого простого - с числовых начений.</text:p>
      <text:p text:style-name="P55"/>
      <text:p text:style-name="P55">Как обычно напишем вспомогательную функцию, которая сообщит является ли первый символ строки цифрой. </text:p>
      <text:p text:style-name="P55"/>
      <text:p text:style-name="P55"><text:s text:c="4"/>def isnumeric( self, input ):</text:p>
      <text:p text:style-name="P55"><text:s text:c="8"/>return input[0].isnumeric( )</text:p>
      <text:p text:style-name="P55"/>
      <text:p text:style-name="P57">метод <text:span text:style-name="T86">isnumeric( ) </text:span>просто проверяет, является ли символ цифрой. То есть <text:span text:style-name="T88">можно</text:span> было бы переписать этот код примерно так: </text:p>
      <text:p text:style-name="P57"/>
      <text:p text:style-name="P56"><text:s text:c="4"/>def isnumeric( self, input ):</text:p>
      <text:p text:style-name="P56"><text:s text:c="8"/>return <text:span text:style-name="T87">'0' &lt;= </text:span>input[0]<text:span text:style-name="T87"> and </text:span>input[0] <text:span text:style-name="T87">&lt;= '9'</text:span></text:p>
      <text:p text:style-name="P56"/>
      <text:p text:style-name="P58">Как вам удобнее.</text:p>
      <text:p text:style-name="P58"/>
      <text:p text:style-name="P59"><text:soft-page-break/>Плюс добавим метод, который будет читать символы, пока они являются цифрой и возвращать, количество прочитанного. </text:p>
      <text:p text:style-name="P59"/>
      <text:p text:style-name="P60"><text:s text:c="4"/>def read_number(self, input):</text:p>
      <text:p text:style-name="P60"><text:s text:c="8"/>size = 0</text:p>
      <text:p text:style-name="P61"><text:s text:c="8"/>while <text:span text:style-name="T89">size &lt; len(input) and </text:span>self.isnumeric(input[size]):</text:p>
      <text:p text:style-name="P60"><text:s text:c="12"/>size += 1</text:p>
      <text:p text:style-name="P60"><text:s text:c="8"/>return size</text:p>
      <text:p text:style-name="P60"/>
      <text:p text:style-name="P60">Все просто. </text:p>
      <text:p text:style-name="P62"/>
      <text:p text:style-name="P63">Ну и наконец добавим ветку с условием в метод get </text:p>
      <text:p text:style-name="P63"/>
      <text:p text:style-name="P48"><text:span text:style-name="T56"><text:s text:c="4"/>def get( self, input ):</text:span></text:p>
      <text:p text:style-name="P48"><text:span text:style-name="T56"><text:s text:c="8"/>result = []<text:tab/><text:tab/># список результат </text:span></text:p>
      <text:p text:style-name="P48"><text:span text:style-name="T56"><text:s text:c="8"/>input = self.skip_whitespaces(input) # </text:span></text:p>
      <text:p text:style-name="P48"><text:span text:style-name="T56"><text:s text:c="8"/>while len(input):</text:span></text:p>
      <text:p text:style-name="P48"><text:span text:style-name="T56"/></text:p>
      <text:p text:style-name="P48"><text:span text:style-name="T56"><text:s text:c="12"/>next = self.tknz.get(input)</text:span></text:p>
      <text:p text:style-name="P48"><text:span text:style-name="T56"><text:s text:c="12"/>if next[0]:</text:span></text:p>
      <text:p text:style-name="P48"><text:span text:style-name="T56"><text:s text:c="16"/>result.append( Token( next[0][0], <text:s/>input[0:next[1]] ) )</text:span></text:p>
      <text:p text:style-name="P48"><text:span text:style-name="T56"><text:s text:c="16"/>input = input[next[1]</text:span><text:span text:style-name="T61">:</text:span><text:span text:style-name="T56">]</text:span></text:p>
      <text:p text:style-name="P48"><text:span text:style-name="T56"/></text:p>
      <text:p text:style-name="P63"><text:span text:style-name="T56"><text:s text:c="12"/>elif self.isnumeric(input[0]): </text:span><text:span text:style-name="T58"># не нашли токен, но встретили число</text:span></text:p>
      <text:p text:style-name="P63"><text:span text:style-name="T56"><text:s text:c="16"/>val = self.read_number(input)</text:span></text:p>
      <text:p text:style-name="P63"><text:span text:style-name="T56"><text:s text:c="16"/>result.append( Token(tokens.NUMBER, <text:s/>input[0:val]) )</text:span></text:p>
      <text:p text:style-name="P63"><text:span text:style-name="T56"><text:s text:c="16"/>input = input[val:]</text:span></text:p>
      <text:p text:style-name="P63"><text:span text:style-name="T56"/></text:p>
      <text:p text:style-name="P51"><text:span text:style-name="T56"><text:s text:c="12"/>else:</text:span></text:p>
      <text:p text:style-name="P51"><text:span text:style-name="T56"><text:s text:c="16"/>raise LexerError("Unexpecteded symbol '{0}'".format(input[0]) )</text:span></text:p>
      <text:p text:style-name="P51"><text:span text:style-name="T56"/></text:p>
      <text:p text:style-name="P51"><text:span text:style-name="T56"><text:s text:c="12"/>input = self.skip_whitespaces(input)</text:span></text:p>
      <text:p text:style-name="P51"><text:span text:style-name="T56"/></text:p>
      <text:p text:style-name="P51"><text:span text:style-name="T56"><text:s text:c="8"/>return result</text:span></text:p>
      <text:p text:style-name="P51"><text:span text:style-name="T56"/></text:p>
      <text:p text:style-name="P67"><text:span text:style-name="T56">Идентификаторы. </text:span></text:p>
      <text:p text:style-name="P67"><text:span text:style-name="T56"/></text:p>
      <text:p text:style-name="P67"><text:span text:style-name="T56">Идентификаторы могут состоять из букв 'a'..'z', 'A'..'Z', цифр и символа '_'. Если есть желание добавить что-то ещё, то такой шанс есть всегда. </text:span></text:p>
      <text:p text:style-name="P67"><text:span text:style-name="T56">Очередная вспомогательная функция, которая проверит является ли символ валидным для идентификатора.</text:span></text:p>
      <text:p text:style-name="P67"><text:span text:style-name="T56"/></text:p>
      <text:p text:style-name="P67"><text:span text:style-name="T56"><text:s text:c="4"/>def isident( self, input ):</text:span></text:p>
      <text:p text:style-name="P67"><text:span text:style-name="T56"><text:s text:c="8"/>return input[0].isnumeric( ) or input[0].isalpha( ) or input[0] == '_'</text:span></text:p>
      <text:p text:style-name="P67"><text:span text:style-name="T56"/></text:p>
      <text:p text:style-name="P68"><text:span text:style-name="T56">метод isalpha проверят является ли символ буквой алфавита. </text:span></text:p>
      <text:p text:style-name="P68"><text:span text:style-name="T56"/></text:p>
      <text:p text:style-name="P68"><text:span text:style-name="T56">Как и с числом, опишем функцию, которой прочитает идентификатор.</text:span></text:p>
      <text:p text:style-name="P68"><text:span text:style-name="T56"/></text:p>
      <text:p text:style-name="P68"><text:span text:style-name="T56"><text:s text:c="4"/>def read_ident(self, <text:s/>input):</text:span></text:p>
      <text:p text:style-name="P68"><text:span text:style-name="T56"><text:s text:c="8"/>size = 0</text:span></text:p>
      <text:p text:style-name="P69"><text:span text:style-name="T56"><text:s text:c="8"/>while </text:span><text:span text:style-name="T64">size &lt; len(input) and </text:span><text:span text:style-name="T56">self.isident(input[size]):</text:span></text:p>
      <text:p text:style-name="P68"><text:span text:style-name="T56"><text:s text:c="12"/>size += 1</text:span></text:p>
      <text:p text:style-name="P68"><text:span text:style-name="T56"><text:s text:c="8"/>return size</text:span></text:p>
      <text:p text:style-name="P68"><text:span text:style-name="T56"/></text:p>
      <text:p text:style-name="P68"><text:span text:style-name="T56">Практически точная копия метода </text:span><text:span text:style-name="T62">read_number. </text:span><text:span text:style-name="T56">А я говорил, что будет много копипасты. </text:span></text:p>
      <text:p text:style-name="P68"><text:span text:style-name="T56"/></text:p>
      <text:p text:style-name="P70"><text:span text:style-name="T56">Ну и добавим ветку условия:</text:span></text:p>
      <text:p text:style-name="P70"><text:span text:style-name="T56"/></text:p>
      <text:p text:style-name="P70"><text:span text:style-name="T56"/></text:p>
      <text:p text:style-name="P70"><text:span text:style-name="T56"/></text:p>
      <text:p text:style-name="P113"><text:span text:style-name="T56"><text:s text:c="4"/>def get( self, input ):</text:span></text:p>
      <text:p text:style-name="P49"><text:span text:style-name="T56"><text:s text:c="8"/>result = []<text:tab/><text:tab/># список результат </text:span></text:p>
      <text:p text:style-name="P49"><text:span text:style-name="T56"><text:s text:c="8"/>input = self.skip_whitespaces(input) # </text:span></text:p>
      <text:p text:style-name="P49"><text:span text:style-name="T56"><text:s text:c="8"/>while len(input):</text:span></text:p>
      <text:p text:style-name="P49"><text:span text:style-name="T56"/></text:p>
      <text:p text:style-name="P49"><text:span text:style-name="T56"><text:s text:c="12"/>next = self.tknz.get(input)</text:span></text:p>
      <text:p text:style-name="P49"><text:span text:style-name="T56"><text:s text:c="12"/>if next[0]:</text:span></text:p>
      <text:p text:style-name="P49"><text:span text:style-name="T56"><text:s text:c="16"/>result.append( Token( next[0][0], <text:s/>input[0:next[1]] ) )</text:span></text:p>
      <text:p text:style-name="P49"><text:span text:style-name="T56"><text:s text:c="16"/>input = input[next[1]</text:span><text:span text:style-name="T61">:</text:span><text:span text:style-name="T56">]</text:span></text:p>
      <text:p text:style-name="P49"><text:span text:style-name="T56"/></text:p>
      <text:p text:style-name="P64"><text:span text:style-name="T56"><text:s text:c="12"/>elif self.isnumeric(input[0]): </text:span><text:span text:style-name="T58"># не нашли токен, но встретили число</text:span></text:p>
      <text:p text:style-name="P64"><text:span text:style-name="T56"><text:s text:c="16"/>val = self.read_number(input)</text:span></text:p>
      <text:p text:style-name="P64"><text:span text:style-name="T56"><text:s text:c="16"/>result.append( Token(tokens.NUMBER, <text:s/>input[0:val]) )</text:span></text:p>
      <text:p text:style-name="P64"><text:span text:style-name="T56"><text:s text:c="16"/>input = input[val:]</text:span></text:p>
      <text:p text:style-name="P64"><text:span text:style-name="T56"/></text:p>
      <text:p text:style-name="P70"><text:span text:style-name="T56"><text:s text:c="12"/>elif self.isident(input): </text:span><text:span text:style-name="T63"># нашли идентификатор</text:span></text:p>
      <text:p text:style-name="P70"><text:span text:style-name="T56"><text:s text:c="16"/>val = self.read_ident(input)</text:span></text:p>
      <text:p text:style-name="P70"><text:span text:style-name="T56"><text:s text:c="16"/>result.append( Token( tokens.IDENT, <text:s/>input[0:val]) )</text:span></text:p>
      <text:p text:style-name="P70"><text:span text:style-name="T56"><text:s text:c="16"/>input = input[val:]</text:span></text:p>
      <text:p text:style-name="P70"><text:span text:style-name="T56"/></text:p>
      <text:p text:style-name="P52"><text:span text:style-name="T56"><text:s text:c="12"/>else:</text:span></text:p>
      <text:p text:style-name="P52"><text:span text:style-name="T56"><text:s text:c="16"/>raise LexerError("Unexpecteded symbol '{0}'".format(input[0]) )</text:span></text:p>
      <text:p text:style-name="P52"><text:span text:style-name="T56"/></text:p>
      <text:p text:style-name="P52"><text:span text:style-name="T56"><text:s text:c="12"/>input = self.skip_whitespaces(input)</text:span></text:p>
      <text:p text:style-name="P52"><text:span text:style-name="T56"/></text:p>
      <text:p text:style-name="P52"><text:span text:style-name="T56"><text:s text:c="8"/>return result</text:span></text:p>
      <text:p text:style-name="P68"><text:span text:style-name="T56"/></text:p>
      <text:p text:style-name="P71"><text:span text:style-name="T56">Опять же почти ничем не отличается от ветки с условием <text:s/></text:span><text:span text:style-name="T62">isnumeric</text:span></text:p>
      <text:p text:style-name="P71"><text:span text:style-name="T62"/></text:p>
      <text:p text:style-name="P72"><text:span text:style-name="T62">т</text:span><text:span text:style-name="T56">еперь можно добавить в тестовую строку пару чисел и идентификаторов и проверить, что нам отдаст лексер</text:span></text:p>
      <text:p text:style-name="P72"><text:span text:style-name="T56"/></text:p>
      <text:p text:style-name="P73"><text:span text:style-name="T56"><text:s text:c="4"/>lex = lexer.Lexer( )</text:span></text:p>
      <text:p text:style-name="P73"><text:span text:style-name="T56"><text:s text:c="4"/>input = ' let, return ( )&lt;&gt;{} if else end fn; a = 10 return 887766'</text:span></text:p>
      <text:p text:style-name="P73"><text:span text:style-name="T56"><text:s text:c="4"/>res = lex.get(input)</text:span></text:p>
      <text:p text:style-name="P73"><text:span text:style-name="T56"><text:s text:c="4"/>for r in res:</text:span></text:p>
      <text:p text:style-name="P73"><text:span text:style-name="T56"><text:s text:c="8"/>print(r)</text:span></text:p>
      <text:p text:style-name="P73"><text:span text:style-name="T56"><text:s text:c="4"/>exit(1)</text:span></text:p>
      <text:p text:style-name="P73"><text:span text:style-name="T56"/></text:p>
      <text:p text:style-name="P74"><text:span text:style-name="T56">И результат</text:span></text:p>
      <text:p text:style-name="P74"><text:span text:style-name="T56"/></text:p>
      <text:p text:style-name="P74"><text:span text:style-name="T56">LET("let")</text:span></text:p>
      <text:p text:style-name="P74"><text:span text:style-name="T56">COMMA(",")</text:span></text:p>
      <text:p text:style-name="P74"><text:span text:style-name="T56">RETURN("return")</text:span></text:p>
      <text:p text:style-name="P74"><text:span text:style-name="T56">LPAREN("(")</text:span></text:p>
      <text:p text:style-name="P74"><text:span text:style-name="T56">RPAREN(")")</text:span></text:p>
      <text:p text:style-name="P74"><text:span text:style-name="T56">LESS("&lt;")</text:span></text:p>
      <text:p text:style-name="P74"><text:span text:style-name="T56">GREATER("&gt;")</text:span></text:p>
      <text:p text:style-name="P74"><text:span text:style-name="T56">LBRACE("{")</text:span></text:p>
      <text:p text:style-name="P74"><text:span text:style-name="T56">RBRACE("}")</text:span></text:p>
      <text:p text:style-name="P74"><text:span text:style-name="T56">IF("if")</text:span></text:p>
      <text:p text:style-name="P74"><text:span text:style-name="T56">ELSE("else")</text:span></text:p>
      <text:p text:style-name="P74"><text:span text:style-name="T56">IDENT("end")</text:span></text:p>
      <text:p text:style-name="P74"><text:span text:style-name="T56">FN("fn")</text:span></text:p>
      <text:p text:style-name="P74"><text:span text:style-name="T56">SEMICOLON(";")</text:span></text:p>
      <text:p text:style-name="P74"><text:span text:style-name="T56">IDENT("a")</text:span></text:p>
      <text:p text:style-name="P74"><text:span text:style-name="T56">ASSIGN("=")</text:span></text:p>
      <text:p text:style-name="P74"><text:span text:style-name="T56">NUMBER("10")</text:span></text:p>
      <text:p text:style-name="P74"><text:span text:style-name="T56">RETURN("return")</text:span></text:p>
      <text:p text:style-name="P74"><text:span text:style-name="T56">NUMBER("887766")</text:span></text:p>
      <text:p text:style-name="P74"><text:span text:style-name="T56"/></text:p>
      <text:p text:style-name="P114"><text:span text:style-name="T56">ну вот и хорошо.</text:span></text:p>
      <text:p text:style-name="P75"><text:span text:style-name="T56"/></text:p>
      <text:p text:style-name="P75"><text:span text:style-name="T56">И еще одно. В самом начале написания кода лексера мы добавили в токенайзер кортеж со вторым булевым значением. Самое время рассказать, зачем он нужен. </text:span></text:p>
      <text:p text:style-name="P75"><text:span text:style-name="T56">Если сейчас скормить лексеру вот такую вот строку: </text:span></text:p>
      <text:p text:style-name="P75"><text:span text:style-name="T56"/></text:p>
      <text:p text:style-name="P75"><text:span text:style-name="T56">'let1 return1'</text:span></text:p>
      <text:p text:style-name="P75"><text:span text:style-name="T56"/></text:p>
      <text:p text:style-name="P75"><text:span text:style-name="T56">результатом его работы станет следующее: </text:span></text:p>
      <text:p text:style-name="P75"><text:span text:style-name="T56"/></text:p>
      <text:p text:style-name="P75"><text:span text:style-name="T56">LET("let")</text:span></text:p>
      <text:p text:style-name="P75"><text:span text:style-name="T56">NUMBER("1")</text:span></text:p>
      <text:p text:style-name="P75"><text:span text:style-name="T56">RETURN("return")</text:span></text:p>
      <text:p text:style-name="P75"><text:span text:style-name="T56">NUMBER("1")</text:span></text:p>
      <text:p text:style-name="P75"><text:span text:style-name="T56"/></text:p>
      <text:p text:style-name="P75"><text:span text:style-name="T56">что, очевидно не верно, потому как это 2 идентификатора, а не ключевые слова с цифрами. Поэтому мы и добавили для себя некоторую информацию о свойстве некоторых значений. Они могут быть началом идентификаторов. А для того, чтобы понять явняется ли токен началом идентификатора, или же это самостоятельное слово, следут просто проверить следующий на ними символ. Если символ является валидным для идентификатора — то перед нами, очевидно, идентификатор. </text:span></text:p>
      <text:p text:style-name="P75"><text:span text:style-name="T56"/></text:p>
      <text:p text:style-name="P75"><text:span text:style-name="T56">Теперь нужно просто немного изменить ветку с условием, в котором мы нашли какое-то значение.</text:span></text:p>
      <text:p text:style-name="P75"><text:span text:style-name="T56"/></text:p>
      <text:p text:style-name="P75"><text:span text:style-name="T56"><text:s text:c="12"/>if next[0]:</text:span></text:p>
      <text:p text:style-name="P75"><text:span text:style-name="T56"><text:s text:c="16"/>tmp <text:s text:c="2"/>= input[next[1]:]</text:span></text:p>
      <text:p text:style-name="P75"><text:span text:style-name="T56"><text:s text:c="16"/>ident = (len(tmp) &gt; 0) and (self.isident(tmp[0]))</text:span></text:p>
      <text:p text:style-name="P75"><text:span text:style-name="T56"><text:s text:c="16"/>if next[0][1] and ident:</text:span></text:p>
      <text:p text:style-name="P75"><text:span text:style-name="T56"><text:s text:c="20"/>val = self.read_ident(input)</text:span></text:p>
      <text:p text:style-name="P75"><text:span text:style-name="T56"><text:s text:c="20"/>result.append( Token( tokens.IDENT, input[0:val]) )</text:span></text:p>
      <text:p text:style-name="P75"><text:span text:style-name="T56"><text:s text:c="20"/>input = input[val:]</text:span></text:p>
      <text:p text:style-name="P75"><text:span text:style-name="T56"><text:s text:c="16"/>else:</text:span></text:p>
      <text:p text:style-name="P75"><text:span text:style-name="T56"><text:s text:c="20"/>result.append( Token( next[0][0], input[0:next[1]] ) )</text:span></text:p>
      <text:p text:style-name="P75"><text:span text:style-name="T56"><text:s text:c="20"/>input = tmp</text:span></text:p>
      <text:p text:style-name="P75"><text:span text:style-name="T56"/></text:p>
      <text:p text:style-name="P75"><text:span text:style-name="T56">Все, надеюсь понятно. </text:span></text:p>
      <text:p text:style-name="P75"><text:span text:style-name="T56">В tmp сохраняется остаток от строки, который следует сразу за найденным значением. Далее, если этот остаток не пустой и его первый символ — это символ идентификатора, просто читаем идентификатор сначала (опять копипаста, дада). Иначе просто записываем то, что нашли, как и изначально это делали. </text:span></text:p>
      <text:p text:style-name="P75"><text:span text:style-name="T56">Опять отмечу, что все делается неоптимально. Потому что оптимизация пока не важн</text:span><text:span text:style-name="T65">а</text:span><text:span text:style-name="T56">. Важна наглядность. <text:s/></text:span></text:p>
      <text:p text:style-name="P76"><text:span text:style-name="T56">Итого код метода get:</text:span></text:p>
      <text:p text:style-name="P76"><text:span text:style-name="T56"/></text:p>
      <text:p text:style-name="P76"><text:span text:style-name="T56"/></text:p>
      <text:p text:style-name="P115"><text:span text:style-name="T56"><text:s text:c="4"/>def get( self, input ):</text:span></text:p>
      <text:p text:style-name="P76"><text:span text:style-name="T56"><text:s text:c="8"/>result = [ ]</text:span></text:p>
      <text:p text:style-name="P76"><text:span text:style-name="T56"><text:s text:c="8"/>input = self.skip_whitespaces(input)</text:span></text:p>
      <text:p text:style-name="P76"><text:span text:style-name="T56"><text:s text:c="8"/>while len(input):</text:span></text:p>
      <text:p text:style-name="P76"><text:span text:style-name="T56"><text:s text:c="12"/>next = self.tknz.get(input)</text:span></text:p>
      <text:p text:style-name="P76"><text:span text:style-name="T56"><text:s text:c="12"/>if next[0]:</text:span></text:p>
      <text:p text:style-name="P76"><text:span text:style-name="T56"><text:s text:c="16"/>tmp <text:s text:c="2"/>= input[next[1]:]</text:span></text:p>
      <text:p text:style-name="P76"><text:span text:style-name="T56"><text:s text:c="16"/>ident = (len(tmp) &gt; 0) and (self.isident(tmp[0]))</text:span></text:p>
      <text:p text:style-name="P76"><text:span text:style-name="T56"><text:s text:c="16"/>if next[0][1] and ident:</text:span></text:p>
      <text:p text:style-name="P76"><text:span text:style-name="T56"><text:s text:c="20"/>val = self.read_ident(input)</text:span></text:p>
      <text:p text:style-name="P76"><text:span text:style-name="T56"><text:s text:c="20"/>result.append( Token( tokens.IDENT, <text:s/>input[0:val]) )</text:span></text:p>
      <text:p text:style-name="P76"><text:span text:style-name="T56"><text:s text:c="20"/>input = input[val:]</text:span></text:p>
      <text:p text:style-name="P76"><text:span text:style-name="T56"><text:s text:c="16"/>else:</text:span></text:p>
      <text:p text:style-name="P76"><text:span text:style-name="T56"><text:s text:c="20"/>result.append( Token( next[0][0], <text:s/>input[0:next[1]] ) )</text:span></text:p>
      <text:p text:style-name="P76"><text:span text:style-name="T56"><text:s text:c="20"/>input = tmp</text:span></text:p>
      <text:p text:style-name="P76"><text:span text:style-name="T56"/></text:p>
      <text:p text:style-name="P76"><text:span text:style-name="T56"><text:s text:c="12"/>elif self.isnumeric(input[0]):</text:span></text:p>
      <text:p text:style-name="P76"><text:span text:style-name="T56"><text:s text:c="16"/>val = self.read_number(input)</text:span></text:p>
      <text:p text:style-name="P76"><text:span text:style-name="T56"><text:s text:c="16"/>result.append( Token(tokens.NUMBER, <text:s/>input[0:val]) )</text:span></text:p>
      <text:p text:style-name="P76"><text:span text:style-name="T56"><text:s text:c="16"/>input = input[val:]</text:span></text:p>
      <text:p text:style-name="P76"><text:span text:style-name="T56"/></text:p>
      <text:p text:style-name="P76"><text:span text:style-name="T56"><text:s text:c="12"/>elif self.isident(input):</text:span></text:p>
      <text:p text:style-name="P76"><text:span text:style-name="T56"><text:s text:c="16"/>val = self.read_ident(input)</text:span></text:p>
      <text:p text:style-name="P76"><text:span text:style-name="T56"><text:s text:c="16"/>result.append( Token( tokens.IDENT, <text:s/>input[0:val]) )</text:span></text:p>
      <text:p text:style-name="P76"><text:span text:style-name="T56"><text:s text:c="16"/>input = input[val:]</text:span></text:p>
      <text:p text:style-name="P76"><text:span text:style-name="T56"/></text:p>
      <text:p text:style-name="P76"><text:span text:style-name="T56"><text:s text:c="12"/>else:</text:span></text:p>
      <text:p text:style-name="P76"><text:span text:style-name="T56"><text:s text:c="16"/>raise LexerError("Unexpecteded symbol '{0}'".format(input[0]) )</text:span></text:p>
      <text:p text:style-name="P76"><text:span text:style-name="T56"/></text:p>
      <text:p text:style-name="P76"><text:span text:style-name="T56"><text:s text:c="12"/>input = self.skip_whitespaces(input)</text:span></text:p>
      <text:p text:style-name="P76"><text:span text:style-name="T56"/></text:p>
      <text:p text:style-name="P76"><text:span text:style-name="T56"><text:s text:c="8"/>return result</text:span></text:p>
      <text:p text:style-name="P76"><text:span text:style-name="T56"/></text:p>
      <text:p text:style-name="P77"><text:span text:style-name="T56">Разбор строки. </text:span></text:p>
      <text:p text:style-name="P77"><text:span text:style-name="T56"/></text:p>
      <text:p text:style-name="P77"><text:span text:style-name="T56">Осталось единственная часть, которую еще не может осуществить лексер. Это строка. Строка начинается с символа двойной кавычки, и заканчивается им же. </text:span><text:span text:style-name="T66">Но, в отличие от случаев с числами и идентификаторами, эти кавычки не нужны в литерале токена STRING.</text:span></text:p>
      <text:p text:style-name="P77"><text:span text:style-name="T66"/></text:p>
      <text:p text:style-name="P78"><text:span text:style-name="T56">Метод read_string будет немного сложнее, чем read_number и read_ident. </text:span><text:span text:style-name="T67">Потому как в процессе чтения строка будет меняться. Например для того, чтобы допустить внутри строки двойную кавычку, е</text:span><text:span text:style-name="T70">ё</text:span><text:span text:style-name="T67"> нужно будет заэкранировать </text:span><text:span text:style-name="T68">обрытым</text:span><text:span text:style-name="T67"> слешем '</text:span><text:span text:style-name="T68">\</text:span><text:span text:style-name="T67">'. </text:span><text:span text:style-name="T68">Кроме того, нужно заэкранировать сам слеш плюс некоторые значения, например символы 'n', 't', 'r' </text:span><text:span text:style-name="T69">и "превратить" их в символы новой строки, табуляции и перевода каретки соответственно. </text:span></text:p>
      <text:p text:style-name="P78"><text:span text:style-name="T69"/></text:p>
      <text:p text:style-name="P79"><text:span text:style-name="T56">Код примерно будет работать так: </text:span></text:p>
      <text:p text:style-name="P79"><text:span text:style-name="T56">Итерируется по строке, если встречается символ слеша '\' то смотрим на следующий и если он соответствует одному из нужных, то меняем её на другой. Иначе прибавляем просто дополняем символом строку - результат. И возвращать метод будет кортеж. Весь код функции тут: </text:span></text:p>
      <text:p text:style-name="P116"><text:span text:style-name="T56"><text:s text:c="4"/>def read_string(self, <text:s/>input):</text:span></text:p>
      <text:p text:style-name="P79"><text:span text:style-name="T56"><text:s text:c="8"/>escape = {</text:span></text:p>
      <text:p text:style-name="P79"><text:span text:style-name="T56"><text:s text:c="12"/>'\\': <text:s/>'\\',</text:span></text:p>
      <text:p text:style-name="P79"><text:span text:style-name="T56"><text:s text:c="12"/>'n' : <text:s/>'\n',</text:span></text:p>
      <text:p text:style-name="P79"><text:span text:style-name="T56"><text:s text:c="12"/>'t' : <text:s/>'\t',</text:span></text:p>
      <text:p text:style-name="P79"><text:span text:style-name="T56"><text:s text:c="12"/>'r' : <text:s/>'\r',</text:span></text:p>
      <text:p text:style-name="P79"><text:span text:style-name="T56"><text:s text:c="12"/>'"' : <text:s/>'</text:span><text:span text:style-name="T71">\</text:span><text:span text:style-name="T56">"',</text:span></text:p>
      <text:p text:style-name="P79"><text:span text:style-name="T56"><text:s text:c="8"/>}</text:span></text:p>
      <text:p text:style-name="P79"><text:span text:style-name="T56"><text:s text:c="8"/>res = ''</text:span></text:p>
      <text:p text:style-name="P79"><text:span text:style-name="T56"><text:s text:c="8"/>while len(input) &gt; 0:</text:span></text:p>
      <text:p text:style-name="P79"><text:span text:style-name="T56"><text:s text:c="12"/># проверка на экранирование.</text:span></text:p>
      <text:p text:style-name="P79"><text:span text:style-name="T56"><text:s text:c="12"/>if input[0] == '\\' and (len(input) &gt; 1) and (input[1] in escape):</text:span></text:p>
      <text:p text:style-name="P79"><text:span text:style-name="T56"><text:s text:c="16"/>res += escape[input[1]]</text:span></text:p>
      <text:p text:style-name="P79"><text:span text:style-name="T56"><text:s text:c="16"/>input = input[2:]</text:span></text:p>
      <text:p text:style-name="P79"><text:span text:style-name="T56"><text:s text:c="12"/># последний символ строки, возвращаем результат </text:span></text:p>
      <text:p text:style-name="P79"><text:span text:style-name="T56"><text:s text:c="12"/>elif input[0] == '"':</text:span></text:p>
      <text:p text:style-name="P79"><text:span text:style-name="T56"><text:s text:c="16"/>return (res, input[1:])</text:span></text:p>
      <text:p text:style-name="P79"><text:span text:style-name="T56"><text:s text:c="12"/># просто дополняем результат </text:span></text:p>
      <text:p text:style-name="P79"><text:span text:style-name="T56"><text:s text:c="12"/>else:</text:span></text:p>
      <text:p text:style-name="P79"><text:span text:style-name="T56"><text:s text:c="16"/>res = res + input[0]</text:span></text:p>
      <text:p text:style-name="P79"><text:span text:style-name="T56"><text:s text:c="16"/>input = input[1:]</text:span></text:p>
      <text:p text:style-name="P79"><text:span text:style-name="T56"><text:s text:c="8"/>return (res, <text:s/>input)</text:span></text:p>
      <text:p text:style-name="P79"><text:span text:style-name="T56"/></text:p>
      <text:p text:style-name="P80"><text:span text:style-name="T56">Тут для экранирования используется словарь, в котором ищется следующий за слешем символ и заменяется на другой, из словаря. Если он там не найден, то строка просто добивается этим символом в последней ветке условия. </text:span></text:p>
      <text:p text:style-name="P80"><text:span text:style-name="T56"/></text:p>
      <text:p text:style-name="P81"><text:span text:style-name="T56">Теперь дополним условие в методе 'get' лексера. </text:span></text:p>
      <text:p text:style-name="P81"><text:span text:style-name="T56"/></text:p>
      <text:p text:style-name="P81"><text:span text:style-name="T56">Выглядеть ветка будет вот так </text:span></text:p>
      <text:p text:style-name="P81"><text:span text:style-name="T56"/></text:p>
      <text:p text:style-name="P81"><text:span text:style-name="T56"><text:s text:c="12"/>elif input[0] == '"':</text:span></text:p>
      <text:p text:style-name="P81"><text:span text:style-name="T56"><text:s text:c="16"/>val = self.read_string(input[1:])</text:span></text:p>
      <text:p text:style-name="P81"><text:span text:style-name="T56"><text:s text:c="16"/>result.append( Token( tokens.STRING, <text:s/>val[0]) )</text:span></text:p>
      <text:p text:style-name="P81"><text:span text:style-name="T56"><text:s text:c="16"/>input = val[1]</text:span></text:p>
      <text:p text:style-name="P81"><text:span text:style-name="T56"/></text:p>
      <text:p text:style-name="P81"><text:span text:style-name="T56">Возвращается кортеж, в первом поле кортежа — результат-строка, во втором — то, что осталось от строки input, которая была передана в метод. Весь код метода 'get' лексера будет выглядеть вот так: </text:span></text:p>
      <text:p text:style-name="P81"><text:span text:style-name="T56"/></text:p>
      <text:p text:style-name="P81"><text:span text:style-name="T56"><text:s text:c="4"/>def get( self, input ):</text:span></text:p>
      <text:p text:style-name="P81"><text:span text:style-name="T56"><text:s text:c="8"/>result = [ ]</text:span></text:p>
      <text:p text:style-name="P81"><text:span text:style-name="T56"><text:s text:c="8"/>input = self.skip_whitespaces(input)</text:span></text:p>
      <text:p text:style-name="P81"><text:span text:style-name="T56"><text:s text:c="8"/>while len(input):</text:span></text:p>
      <text:p text:style-name="P81"><text:span text:style-name="T56"><text:s text:c="12"/>next = self.tknz.get(input)</text:span></text:p>
      <text:p text:style-name="P81"><text:span text:style-name="T56"><text:s text:c="12"/>if next[0]:</text:span></text:p>
      <text:p text:style-name="P81"><text:span text:style-name="T56"><text:s text:c="16"/>tmp <text:s text:c="2"/>= input[next[1]:]</text:span></text:p>
      <text:p text:style-name="P81"><text:span text:style-name="T56"><text:s text:c="16"/>ident = (len(tmp) &gt; 0) and (self.isident(tmp[0]))</text:span></text:p>
      <text:p text:style-name="P81"><text:span text:style-name="T56"><text:s text:c="16"/>if next[0][1] and ident:</text:span></text:p>
      <text:p text:style-name="P81"><text:span text:style-name="T56"><text:s text:c="20"/>val = self.read_ident(input)</text:span></text:p>
      <text:p text:style-name="P81"><text:span text:style-name="T56"><text:s text:c="20"/>result.append( Token( tokens.IDENT, <text:s/>input[0:val]) )</text:span></text:p>
      <text:p text:style-name="P81"><text:span text:style-name="T56"><text:s text:c="20"/>input = input[val:]</text:span></text:p>
      <text:p text:style-name="P81"><text:span text:style-name="T56"><text:s text:c="16"/>else:</text:span></text:p>
      <text:p text:style-name="P81"><text:span text:style-name="T56"><text:s text:c="20"/>result.append( Token( next[0][0], <text:s/>input[0:next[1]] ) )</text:span></text:p>
      <text:p text:style-name="P81"><text:span text:style-name="T56"><text:s text:c="20"/>input = tmp</text:span></text:p>
      <text:p text:style-name="P81"><text:span text:style-name="T56"><text:s text:c="12"/>elif self.isnumeric(input[0]):</text:span></text:p>
      <text:p text:style-name="P81"><text:span text:style-name="T56"><text:s text:c="16"/>val = self.read_number(input)</text:span></text:p>
      <text:p text:style-name="P81"><text:span text:style-name="T56"><text:s text:c="16"/>result.append( Token(tokens.NUMBER, <text:s/>input[0:val]) )</text:span></text:p>
      <text:p text:style-name="P81"><text:span text:style-name="T56"><text:s text:c="16"/>input = input[val:]</text:span></text:p>
      <text:p text:style-name="P81"><text:span text:style-name="T56"><text:s text:c="12"/>elif self.isident(input):</text:span></text:p>
      <text:p text:style-name="P81"><text:span text:style-name="T56"><text:s text:c="16"/>val = self.read_ident(input)</text:span></text:p>
      <text:p text:style-name="P81"><text:span text:style-name="T56"><text:s text:c="16"/>result.append( Token( tokens.IDENT, <text:s/>input[0:val]) )</text:span></text:p>
      <text:p text:style-name="P81"><text:soft-page-break/><text:span text:style-name="T56"><text:s text:c="16"/>input = input[val:]</text:span></text:p>
      <text:p text:style-name="P81"><text:span text:style-name="T56"><text:s text:c="12"/>elif input[0] == '"':</text:span></text:p>
      <text:p text:style-name="P81"><text:span text:style-name="T56"><text:s text:c="16"/>val = self.read_string(input[1:])</text:span></text:p>
      <text:p text:style-name="P81"><text:span text:style-name="T56"><text:s text:c="16"/>result.append( Token( tokens.STRING, <text:s/>val[0]) )</text:span></text:p>
      <text:p text:style-name="P81"><text:span text:style-name="T56"><text:s text:c="16"/>input = val[1]</text:span></text:p>
      <text:p text:style-name="P81"><text:span text:style-name="T56"><text:s text:c="12"/>else:</text:span></text:p>
      <text:p text:style-name="P81"><text:span text:style-name="T56"><text:s text:c="16"/>raise LexerError("Unexpecteded symbol '{0}'".format(input[0]) )</text:span></text:p>
      <text:p text:style-name="P81"><text:span text:style-name="T56"/></text:p>
      <text:p text:style-name="P81"><text:span text:style-name="T56"><text:s text:c="12"/>input = self.skip_whitespaces(input)</text:span></text:p>
      <text:p text:style-name="P81"><text:span text:style-name="T56"/></text:p>
      <text:p text:style-name="P81"><text:span text:style-name="T56"><text:s text:c="8"/>return result</text:span></text:p>
      <text:p text:style-name="P81"><text:span text:style-name="T56"/></text:p>
      <text:p text:style-name="P82"><text:span text:style-name="T56">Теперь можно разобрать строку, которая содержит валидные токены и консрукции будущего языка. В input будет валидный код</text:span></text:p>
      <text:p text:style-name="P82"><text:span text:style-name="T56"/></text:p>
      <text:p text:style-name="P82"><text:span text:style-name="T56"><text:s text:c="4"/>lex = lexer.Lexer( )</text:span></text:p>
      <text:p text:style-name="P82"><text:span text:style-name="T56"><text:s text:c="4"/>input = 'let a = 10; ' <text:s text:c="5"/>\</text:span></text:p>
      <text:p text:style-name="P82"><text:span text:style-name="T56"><text:s text:c="12"/>'let b = "hello!"' <text:s/>\</text:span></text:p>
      <text:p text:style-name="P82"><text:span text:style-name="T56"><text:s text:c="12"/>'let c = "less" if a &lt; 10 else "greater"'</text:span></text:p>
      <text:p text:style-name="P82"><text:span text:style-name="T56"><text:s text:c="4"/>res = lex.get(input)</text:span></text:p>
      <text:p text:style-name="P83"><text:span text:style-name="T56"><text:s text:c="4"/>for r in res:</text:span></text:p>
      <text:p text:style-name="P83"><text:span text:style-name="T56"><text:s text:c="8"/>print(r, <text:s/>end=", ")</text:span></text:p>
      <text:p text:style-name="P83"><text:span text:style-name="T56"><text:s text:c="4"/>print()</text:span></text:p>
      <text:p text:style-name="P82"><text:span text:style-name="T56"/></text:p>
      <text:p text:style-name="P83"><text:span text:style-name="T56">результат будет следующий:</text:span></text:p>
      <text:p text:style-name="P83"><text:span text:style-name="T56"/></text:p>
      <text:p text:style-name="P84"><text:span text:style-name="T56">LET("let"), IDENT("a"), ASSIGN("="), NUMBER("10"), SEMICOLON(";"), </text:span></text:p>
      <text:p text:style-name="P84"><text:span text:style-name="T56">LET("let"), IDENT("b"), ASSIGN("="), STRING("hello!"), </text:span></text:p>
      <text:p text:style-name="P84"><text:span text:style-name="T56">LET("let"), IDENT("c"), ASSIGN("="), STRING("less"), IF("if"), IDENT("a"), LESS("&lt;"), NUMBER("10"), ELSE("else"), STRING("greater"), </text:span></text:p>
      <text:p text:style-name="P84"><text:span text:style-name="T56"/></text:p>
      <text:p text:style-name="P85"><text:span text:style-name="T56">Ура! Лексер готов! </text:span><text:span text:style-name="T72">Лексер это примерно 30% всей работы будущего интерпретатора. </text:span></text:p>
      <text:p text:style-name="P85"><text:span text:style-name="T73">Далее из этого списка токенов нужно сделать</text:span><text:span text:style-name="T56"> </text:span><text:span text:style-name="T74">абстрактное синтаксическое дерево. Или просто AST. Это делает парсер.</text:span></text:p>
      <text:p text:style-name="P85"><text:span text:style-name="T74"/></text:p>
      <text:p text:style-name="P86"><text:span text:style-name="T74">П</text:span><text:span text:style-name="T56">арсер. </text:span></text:p>
      <text:p text:style-name="P86"><text:span text:style-name="T56"/></text:p>
      <text:p text:style-name="P87"><text:span text:style-name="T56">Парсер строит синтаксическое дерево. Дерево можно представить например так:</text:span></text:p>
      <text:p text:style-name="P88"><text:span text:style-name="T56"/></text:p>
      <text:p text:style-name="P88"><text:span text:style-name="T56"><text:s text:c="4"/>+</text:span></text:p>
      <text:p text:style-name="P88"><text:span text:style-name="T56"><text:s text:c="3"/>/ \</text:span></text:p>
      <text:p text:style-name="P87"><text:span text:style-name="T56"><text:s text:c="2"/></text:span><text:span text:style-name="T75">1 <text:s text:c="2"/></text:span><text:span text:style-name="T76">2</text:span></text:p>
      <text:p text:style-name="P87"><text:span text:style-name="T75"/></text:p>
      <text:p text:style-name="P88"><text:span text:style-name="T56">Это представления оператора '+' у которого 2 операнда. 1 и 2. </text:span></text:p>
      <text:p text:style-name="P89"><text:span text:style-name="T56">Для описания дерева, нужно описать базовый узел, от которого потом будут наследоваться все остальные. В прочем, в питоне это не обязательно, но, сделаем красиво и правильно. </text:span></text:p>
      <text:p text:style-name="P89"><text:span text:style-name="T56"/></text:p>
      <text:p text:style-name="P89"><text:span text:style-name="T56">Итак, создадим файл, с описанием узлов дерева. Пусть он будет </text:span><text:span text:style-name="T28">ast.py.</text:span></text:p>
      <text:p text:style-name="P89"><text:span text:style-name="T28"/></text:p>
      <text:p text:style-name="P90"><text:span text:style-name="T56">Базовый класс будет называться Node и выглядеть примерно так: </text:span></text:p>
      <text:p text:style-name="P90"><text:span text:style-name="T56"/></text:p>
      <text:p text:style-name="P90"><text:span text:style-name="T56">class Node(object):</text:span></text:p>
      <text:p text:style-name="P90"><text:span text:style-name="T56"><text:s text:c="4"/>def value(self):</text:span></text:p>
      <text:p text:style-name="P90"><text:span text:style-name="T56"><text:s text:c="8"/>return None</text:span></text:p>
      <text:p text:style-name="P90"><text:span text:style-name="T56"><text:s text:c="4"/>def __str__(self):</text:span></text:p>
      <text:p text:style-name="P90"><text:span text:style-name="T56"><text:s text:c="8"/>return "&lt;ast node&gt;"</text:span></text:p>
      <text:p text:style-name="P90"><text:span text:style-name="T56"/></text:p>
      <text:p text:style-name="P91"><text:span text:style-name="T77">П</text:span><text:span text:style-name="T56">росто пустой класс с одним методом value, который будет возвращать None, то есть ничего. Питон позволяет обойтись без подобных вызовов и вообще без базового класса в нашей задаче, но, чтоб было все красиво и структурировано, оставим.</text:span></text:p>
      <text:p text:style-name="P91"><text:span text:style-name="T56"/></text:p>
      <text:p text:style-name="P94"><text:soft-page-break/><text:span text:style-name="T56">И тут немного теории о парсинге. </text:span></text:p>
      <text:p text:style-name="P95"><text:span text:style-name="T56">Далее будет использоваться парсер Пратт</text:span><text:span text:style-name="T78">а</text:span><text:span text:style-name="T56">. Впервые этот мето</text:span><text:span text:style-name="T78">д</text:span><text:span text:style-name="T56"> был представлен в 1973 году Воном Праттом в его статье "</text:span><text:span text:style-name="T11">Нисходящий парсер с операторным предшествованием". </text:span><text:span text:style-name="T12">Смысл его в том, чтоб по потоку токенов построить дерево </text:span><text:span text:style-name="T13">(AST)</text:span><text:span text:style-name="T12">. Принцип </text:span><text:span text:style-name="T13">м реализация </text:span><text:span text:style-name="T12">очень прост</text:span><text:span text:style-name="T13">ые</text:span><text:span text:style-name="T12"> и </text:span><text:span text:style-name="T13">парсер получается</text:span><text:span text:style-name="T12"> достаточно быстры</text:span><text:span text:style-name="T13">м</text:span><text:span text:style-name="T12">. </text:span></text:p>
      <text:p text:style-name="P95"><text:span text:style-name="T12"/></text:p>
      <text:p text:style-name="P97"><text:span text:style-name="T11">Префиксные и инфиксные операции.</text:span></text:p>
      <text:p text:style-name="P97"><text:span text:style-name="T11">Различаются 2 типа операций: </text:span></text:p>
      <text:list xml:id="list440774930427741426" text:style-name="L1">
        <text:list-item>
          <text:p text:style-name="P98"><text:span text:style-name="T11">Префиксные. Например '-10'. Тут операция '-' применена к числу 10. Результатом операции станет -10, конечно. Или '!condition' операция логического отрицания '!' применена к какому-то выражению condition.</text:span></text:p>
        </text:list-item>
        <text:list-item>
          <text:p text:style-name="P98"><text:span text:style-name="T11">Инфиксные. Те, что имеют 2 операнда. Обычно в языках записываются как 'operand1 op operand2'. Например '1 + 2' операция '+' применяется к </text:span><text:span text:style-name="T14">двум</text:span><text:span text:style-name="T11"> операндам 1 и 2. Результат, как догадываетесь, будет равен 3.</text:span></text:p>
        </text:list-item>
      </text:list>
      <text:p text:style-name="P95"><text:span text:style-name="T11"/></text:p>
      <text:p text:style-name="P99"><text:span text:style-name="T11">Префиксные и инфиксные операции парсятся, само собой, немного по разному. </text:span></text:p>
      <text:p text:style-name="P99"><text:span text:style-name="T15"/></text:p>
      <text:p text:style-name="P100"><text:span text:style-name="T11">Как действует парсер: </text:span></text:p>
      <text:p text:style-name="P101"><text:span text:style-name="T18">Если парсер встречает токен, который отвечает за префиксную операцию, он ищет для нее функцию, которая сможет прочитать и распарсить следующие токены по своим правилам. Данная функция обычно не принимает никаких аргументов. По-этому она называется "Null </text:span><text:span text:style-name="T11">denotation</text:span><text:span text:style-name="T18">". </text:span></text:p>
      <text:p text:style-name="P96"><text:span text:style-name="T17"/></text:p>
      <text:p text:style-name="P96"><text:span text:style-name="T17"/></text:p>
      <text:p text:style-name="P96"><text:span text:style-name="T17"/></text:p>
      <text:p text:style-name="P96"><text:span text:style-name="T17"/></text:p>
      <text:p text:style-name="P92"><text:span text:style-name="T56">Теперь создадим файл </text:span><text:span text:style-name="T28">parser.py, </text:span><text:span text:style-name="T56">который будет содержать код парсера, который превратит список токенов с лексемами в синтаксическое дерево.</text:span></text:p>
      <text:p text:style-name="P92"><text:span text:style-name="T56"/></text:p>
      <text:p text:style-name="P92"><text:span text:style-name="T56">По привычке назовем класс Parser и метод, который все сделает пусть будет 'get'.</text:span></text:p>
      <text:p text:style-name="P92"><text:span text:style-name="T56"/></text:p>
      <text:p text:style-name="P93"><text:span text:style-name="T56">Тут стоит отметить особенность этого класса. Он будет содержать в себе список, который ему передаётся в конструкторе. Плюс ко всему у класса будут 3 основных метода. Первый будет получать текущий токен, второй — следующий и третий будет сдвигать эти индекса на следующие позиции.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mazon Ember" svg:font-family="'Amazon Ember', Arial, sans-serif"/>
    <style:font-face style:name="Arial" svg:font-family="Arial, Tahoma, Helvetica, FreeSans, sans-serif"/>
    <style:font-face style:name="Monospace" svg:font-family="Monospace"/>
    <style:font-face style:name="apple-system" svg:font-family="apple-system, BlinkMacSystemFont, Arial, sans-serif"/>
    <style:font-face style:name="FreeSans1" svg:font-family="FreeSans" style:font-family-generic="swiss"/>
    <style:font-face style:name="Noto Mono" svg:font-family="'Noto Mono'"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30T15:23:05.432834575</meta:creation-date>
    <dc:date>2017-09-07T12:31:29.666071947</dc:date>
    <meta:editing-duration>P7DT19H30M36S</meta:editing-duration>
    <meta:editing-cycles>189</meta:editing-cycles>
    <meta:generator>LibreOffice/5.2.2.2$Linux_X86_64 LibreOffice_project/20m0$Build-2</meta:generator>
    <meta:document-statistic meta:table-count="0" meta:image-count="0" meta:object-count="0" meta:page-count="14" meta:paragraph-count="509" meta:word-count="3637" meta:character-count="28886" meta:non-whitespace-character-count="22207"/>
  </office:meta>
</office:document-meta>
</file>